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1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82.06pt"/>
    </style:style>
    <style:style style:name="co9" style:family="table-column">
      <style:table-column-properties fo:break-before="auto" style:column-width="76.65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65.06pt"/>
    </style:style>
    <style:style style:name="co12" style:family="table-column">
      <style:table-column-properties fo:break-before="auto" style:column-width="68.94pt"/>
    </style:style>
    <style:style style:name="co13" style:family="table-column">
      <style:table-column-properties fo:break-before="auto" style:column-width="95.95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63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>
      <style:table-cell-properties fo:border-bottom="2.01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7" style:family="table-cell" style:parent-style-name="Pivot_20_Table_20_Value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0"/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2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9" style:family="table-cell" style:parent-style-name="Pivot_20_Table_20_Value">
      <style:table-cell-properties fo:border-bottom="0.99pt solid #000000" fo:border-left="none" fo:border-right="none" fo:border-top="none"/>
    </style:style>
    <style:style style:name="ce30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31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2" style:family="table-cell" style:parent-style-name="Pivot_20_Table_20_Value">
      <style:table-cell-properties fo:border-bottom="none" fo:border-left="none" fo:border-right="0.99pt solid #000000" fo:border-top="none"/>
    </style:style>
    <style:style style:name="ce33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7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3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able:cell-range-source table:name="CSV_all" xlink:type="simple" xlink:href="../visualization.csv" table:filter-name="Text - txt - csv (StarCalc)" table:filter-options="9/59/44,34,76,1,,0,false,false,true,false,false" table:last-column-spanned="15" table:last-row-spanned="161"/>
            <text:p>bikerack</text:p>
          </table:table-cell>
          <table:table-cell office:value-type="string" calcext:value-type="string">
            <text:p>wkt</text:p>
          </table:table-cell>
          <table:table-cell office:value-type="string" calcext:value-type="string">
            <text:p>contributor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covered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treetName</text:p>
          </table:table-cell>
          <table:table-cell office:value-type="string" calcext:value-type="string">
            <text:p>prove</text:p>
          </table:table-cell>
          <table:table-cell office:value-type="string" calcext:value-type="string">
            <text:p>cluster</text:p>
          </table:table-cell>
        </table:table-row>
        <table:table-row table:style-name="ro1">
          <table:table-cell office:value-type="string" calcext:value-type="string">
            <text:p>http://linkedgeodata.org/triplify/node1313709030</text:p>
          </table:table-cell>
          <table:table-cell office:value-type="string" calcext:value-type="string">
            <text:p>POINT(11.1207847 46.0696153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6-06T02:48: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0-node1313709030-rastrelliere.3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0</text:p>
          </table:table-cell>
          <table:table-cell office:value-type="string" calcext:value-type="string">
            <text:p>POINT (11.1207363536 46.0696127214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0-node1313709030-rastrelliere.3</text:p>
          </table:table-cell>
        </table:table-row>
        <table:table-row table:style-name="ro1">
          <table:table-cell office:value-type="string" calcext:value-type="string">
            <text:p>http://qrowd-project.eu/resource/rastrelliere.3</text:p>
          </table:table-cell>
          <table:table-cell office:value-type="string" calcext:value-type="string">
            <text:p>LINESTRING (11.120688967878909 46.06963120972962, 11.120822572033136 46.069647877648336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string" calcext:value-type="string">
            <text:p>via Roma <text:s/>n.posti <text:s/>32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Roma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0-node1313709030-rastrelliere.3</text:p>
          </table:table-cell>
        </table:table-row>
        <table:table-row table:style-name="ro1">
          <table:table-cell office:value-type="string" calcext:value-type="string">
            <text:p>http://linkedgeodata.org/triplify/node889555365</text:p>
          </table:table-cell>
          <table:table-cell office:value-type="string" calcext:value-type="string">
            <text:p>POINT(11.1241149 46.0660002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0-10-05T21:16:48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11-node889555365-rastrelliere.32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11</text:p>
          </table:table-cell>
          <table:table-cell office:value-type="string" calcext:value-type="string">
            <text:p>POINT (11.1241658465 46.0659969557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11-node889555365-rastrelliere.32</text:p>
          </table:table-cell>
        </table:table-row>
        <table:table-row table:style-name="ro1">
          <table:table-cell office:value-type="string" calcext:value-type="string">
            <text:p>http://qrowd-project.eu/resource/rastrelliere.32</text:p>
          </table:table-cell>
          <table:table-cell office:value-type="string" calcext:value-type="string">
            <text:p>LINESTRING (11.1241499222607 46.06599198688739, 11.124143668815611 46.06602018686515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piazza Garzetti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Garzett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11-node889555365-rastrelliere.32</text:p>
          </table:table-cell>
        </table:table-row>
        <table:table-row table:style-name="ro1">
          <table:table-cell office:value-type="string" calcext:value-type="string">
            <text:p>http://linkedgeodata.org/triplify/node927359418</text:p>
          </table:table-cell>
          <table:table-cell office:value-type="string" calcext:value-type="string">
            <text:p>POINT(11.1241637 46.0684013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11-14T22:10:50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12-node927359418-rastrelliere.19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12</text:p>
          </table:table-cell>
          <table:table-cell office:value-type="string" calcext:value-type="string">
            <text:p>POINT (11.1241079649 46.0684338942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12-node927359418-rastrelliere.19</text:p>
          </table:table-cell>
        </table:table-row>
        <table:table-row table:style-name="ro1">
          <table:table-cell office:value-type="string" calcext:value-type="string">
            <text:p>http://qrowd-project.eu/resource/rastrelliere.19</text:p>
          </table:table-cell>
          <table:table-cell office:value-type="string" calcext:value-type="string">
            <text:p>LINESTRING (11.12407790741073 46.06844043776531, 11.124153193320831 46.068442867632704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largo Carducci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largo Carducc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12-node927359418-rastrelliere.19</text:p>
          </table:table-cell>
        </table:table-row>
        <table:table-row table:style-name="ro1">
          <table:table-cell office:value-type="string" calcext:value-type="string">
            <text:p>http://linkedgeodata.org/triplify/node885670019</text:p>
          </table:table-cell>
          <table:table-cell office:value-type="string" calcext:value-type="string">
            <text:p>POINT(11.1239126 46.0683792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11-14T22:10:49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14-node885670019-rastrelliere.20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14</text:p>
          </table:table-cell>
          <table:table-cell office:value-type="string" calcext:value-type="string">
            <text:p>POINT (11.1239084635 46.0684084395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14-node885670019-rastrelliere.20</text:p>
          </table:table-cell>
        </table:table-row>
        <table:table-row table:style-name="ro1">
          <table:table-cell office:value-type="string" calcext:value-type="string">
            <text:p>http://qrowd-project.eu/resource/rastrelliere.20</text:p>
          </table:table-cell>
          <table:table-cell office:value-type="string" calcext:value-type="string">
            <text:p>LINESTRING (11.123910303244614 46.068421852670404, 11.123864948919916 46.068386952923845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largo Carducci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largo Carducc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14-node885670019-rastrelliere.20</text:p>
          </table:table-cell>
        </table:table-row>
        <table:table-row table:style-name="ro1">
          <table:table-cell office:value-type="string" calcext:value-type="string">
            <text:p>http://linkedgeodata.org/triplify/node959911107</text:p>
          </table:table-cell>
          <table:table-cell office:value-type="string" calcext:value-type="string">
            <text:p>POINT(11.1229149 46.0650627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10-21T00:04:4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15-node959911107-rastrelliere.36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15</text:p>
          </table:table-cell>
          <table:table-cell office:value-type="string" calcext:value-type="string">
            <text:p>POINT (11.1229762692 46.0650817962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15-node959911107-rastrelliere.36</text:p>
          </table:table-cell>
        </table:table-row>
        <table:table-row table:style-name="ro1">
          <table:table-cell office:value-type="string" calcext:value-type="string">
            <text:p>http://qrowd-project.eu/resource/rastrelliere.36</text:p>
          </table:table-cell>
          <table:table-cell office:value-type="string" calcext:value-type="string">
            <text:p>LINESTRING (11.122914587744745 46.06505994243169, 11.123014828587975 46.065067653732456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string" calcext:value-type="string">
            <text:p>via Al Torrione <text:s/>n.posti <text:s/>15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Al Torrione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15-node959911107-rastrelliere.36</text:p>
          </table:table-cell>
        </table:table-row>
        <table:table-row table:style-name="ro1">
          <table:table-cell office:value-type="string" calcext:value-type="string">
            <text:p>http://linkedgeodata.org/triplify/node1474641648</text:p>
          </table:table-cell>
          <table:table-cell office:value-type="string" calcext:value-type="string">
            <text:p>POINT(11.1225282 46.0652357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10-21T00:04:0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16-node1474641648-rastrelliere.37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16</text:p>
          </table:table-cell>
          <table:table-cell office:value-type="string" calcext:value-type="string">
            <text:p>POINT (11.1225211733 46.0652552203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16-node1474641648-rastrelliere.37</text:p>
          </table:table-cell>
        </table:table-row>
        <table:table-row table:style-name="ro1">
          <table:table-cell office:value-type="string" calcext:value-type="string">
            <text:p>http://qrowd-project.eu/resource/rastrelliere.37</text:p>
          </table:table-cell>
          <table:table-cell office:value-type="string" calcext:value-type="string">
            <text:p>LINESTRING (11.12258318316078 46.065240984963054, 11.122435577570398 46.06526542825666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string" calcext:value-type="string">
            <text:p>via Al Torrione <text:s/>n.posti <text:s/>2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Al Torrione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16-node1474641648-rastrelliere.37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17</text:p>
          </table:table-cell>
          <table:table-cell office:value-type="string" calcext:value-type="string">
            <text:p>POINT (11.1223396013 46.0652832904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17-rastrelliere.38</text:p>
          </table:table-cell>
        </table:table-row>
        <table:table-row table:style-name="ro1">
          <table:table-cell office:value-type="string" calcext:value-type="string">
            <text:p>http://qrowd-project.eu/resource/rastrelliere.38</text:p>
          </table:table-cell>
          <table:table-cell office:value-type="string" calcext:value-type="string">
            <text:p>LINESTRING (11.12236177472391 46.06527764983274, 11.122313480935151 46.06528556789875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via Al Torrione <text:s/>n.posti <text:s/>12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Al Torrione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17-rastrelliere.38</text:p>
          </table:table-cell>
        </table:table-row>
        <table:table-row table:style-name="ro1">
          <table:table-cell office:value-type="string" calcext:value-type="string">
            <text:p>http://linkedgeodata.org/triplify/node885670069</text:p>
          </table:table-cell>
          <table:table-cell office:value-type="string" calcext:value-type="string">
            <text:p>POINT(11.1259804 46.0688747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7-19T18:52:28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18-node1366801180-node885670069-rastrelliere.13-rastrelliere.14</text:p>
          </table:table-cell>
        </table:table-row>
        <table:table-row table:style-name="ro1">
          <table:table-cell office:value-type="string" calcext:value-type="string">
            <text:p>http://linkedgeodata.org/triplify/node1366801180</text:p>
          </table:table-cell>
          <table:table-cell office:value-type="string" calcext:value-type="string">
            <text:p>POINT(11.1259523 46.0689405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7-19T18:50:29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18-node1366801180-node885670069-rastrelliere.13-rastrelliere.14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18</text:p>
          </table:table-cell>
          <table:table-cell office:value-type="string" calcext:value-type="string">
            <text:p>POINT (11.1259851653 46.0689192952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18-node1366801180-node885670069-rastrelliere.13-rastrelliere.14</text:p>
          </table:table-cell>
        </table:table-row>
        <table:table-row table:style-name="ro1">
          <table:table-cell office:value-type="string" calcext:value-type="string">
            <text:p>http://qrowd-project.eu/resource/rastrelliere.13</text:p>
          </table:table-cell>
          <table:table-cell office:value-type="string" calcext:value-type="string">
            <text:p>LINESTRING (11.125957550092103 46.06898502173201, 11.12597029074549 46.06895861574807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via S. Maria Maddalena <text:s/>n.posti <text:s/>4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S. Maria Maddalena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18-node1366801180-node885670069-rastrelliere.13-rastrelliere.14</text:p>
          </table:table-cell>
        </table:table-row>
        <table:table-row table:style-name="ro1">
          <table:table-cell office:value-type="string" calcext:value-type="string">
            <text:p>http://qrowd-project.eu/resource/rastrelliere.14</text:p>
          </table:table-cell>
          <table:table-cell office:value-type="string" calcext:value-type="string">
            <text:p>LINESTRING (11.125975396802724 46.06894830847814, 11.125997457701066 46.06890194281257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via S. Maria Maddalena <text:s/>n.posti <text:s/>12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S. Maria Maddalena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18-node1366801180-node885670069-rastrelliere.13-rastrelliere.14</text:p>
          </table:table-cell>
        </table:table-row>
        <table:table-row table:style-name="ro1">
          <table:table-cell office:value-type="string" calcext:value-type="string">
            <text:p>http://linkedgeodata.org/triplify/node1307180338</text:p>
          </table:table-cell>
          <table:table-cell office:value-type="string" calcext:value-type="string">
            <text:p>POINT(11.1260019 46.0707979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7-19T18:52: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0-node1307179778-node1307180338-rastrelliere.6-rastrelliere.7</text:p>
          </table:table-cell>
        </table:table-row>
        <table:table-row table:style-name="ro1">
          <table:table-cell office:value-type="string" calcext:value-type="string">
            <text:p>http://linkedgeodata.org/triplify/node1307179778</text:p>
          </table:table-cell>
          <table:table-cell office:value-type="string" calcext:value-type="string">
            <text:p>POINT(11.1259977 46.0707536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7-19T18:52: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0-node1307179778-node1307180338-rastrelliere.6-rastrelliere.7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20</text:p>
          </table:table-cell>
          <table:table-cell office:value-type="string" calcext:value-type="string">
            <text:p>POINT (11.1260397836 46.0707322854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20-node1307179778-node1307180338-rastrelliere.6-rastrelliere.7</text:p>
          </table:table-cell>
        </table:table-row>
        <table:table-row table:style-name="ro1">
          <table:table-cell office:value-type="string" calcext:value-type="string">
            <text:p>http://qrowd-project.eu/resource/rastrelliere.7</text:p>
          </table:table-cell>
          <table:table-cell office:value-type="string" calcext:value-type="string">
            <text:p>LINESTRING (11.126011484934207 46.07076669235656, 11.126008584559779 46.070723986754295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via della Mostra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della Mostra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20-node1307179778-node1307180338-rastrelliere.6-rastrelliere.7</text:p>
          </table:table-cell>
        </table:table-row>
        <table:table-row table:style-name="ro1">
          <table:table-cell office:value-type="string" calcext:value-type="string">
            <text:p>http://qrowd-project.eu/resource/rastrelliere.6</text:p>
          </table:table-cell>
          <table:table-cell office:value-type="string" calcext:value-type="string">
            <text:p>LINESTRING (11.126012636671545 46.0708011393871, 11.126011730174229 46.07077754042442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via della Mostra <text:s/>n.posti <text:s/>4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della Mostra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20-node1307179778-node1307180338-rastrelliere.6-rastrelliere.7</text:p>
          </table:table-cell>
        </table:table-row>
        <table:table-row table:style-name="ro1">
          <table:table-cell office:value-type="string" calcext:value-type="string">
            <text:p>http://linkedgeodata.org/triplify/node2074585048</text:p>
          </table:table-cell>
          <table:table-cell office:value-type="string" calcext:value-type="string">
            <text:p>POINT(11.1233899 46.0672526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2-12-19T15:05:42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1-node2074585048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21</text:p>
          </table:table-cell>
          <table:table-cell office:value-type="string" calcext:value-type="string">
            <text:p>POINT (11.1234124245 46.0672646223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21-node2074585048</text:p>
          </table:table-cell>
        </table:table-row>
        <table:table-row table:style-name="ro1">
          <table:table-cell office:value-type="string" calcext:value-type="string">
            <text:p>http://linkedgeodata.org/triplify/node885670132</text:p>
          </table:table-cell>
          <table:table-cell office:value-type="string" calcext:value-type="string">
            <text:p>POINT(11.1237587 46.0674692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10-10T21:03:5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2-node885670132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22</text:p>
          </table:table-cell>
          <table:table-cell office:value-type="string" calcext:value-type="string">
            <text:p>POINT (11.1237345508 46.0674838567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22-node885670132</text:p>
          </table:table-cell>
        </table:table-row>
        <table:table-row table:style-name="ro1">
          <table:table-cell office:value-type="string" calcext:value-type="string">
            <text:p>http://linkedgeodata.org/triplify/node890486688</text:p>
          </table:table-cell>
          <table:table-cell office:value-type="string" calcext:value-type="string">
            <text:p>POINT(11.1247214 46.0657092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7-20T22:22:4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3-node890486688-rastrelliere.35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23</text:p>
          </table:table-cell>
          <table:table-cell office:value-type="string" calcext:value-type="string">
            <text:p>POINT (11.1247100774 46.065745297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23-node890486688-rastrelliere.35</text:p>
          </table:table-cell>
        </table:table-row>
        <table:table-row table:style-name="ro1">
          <table:table-cell office:value-type="string" calcext:value-type="string">
            <text:p>http://qrowd-project.eu/resource/rastrelliere.35</text:p>
          </table:table-cell>
          <table:table-cell office:value-type="string" calcext:value-type="string">
            <text:p>LINESTRING (11.124669447094089 46.065743136175904, 11.124704327122732 46.065744083169015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piazza Garzetti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Garzett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23-node890486688-rastrelliere.35</text:p>
          </table:table-cell>
        </table:table-row>
        <table:table-row table:style-name="ro1">
          <table:table-cell office:value-type="string" calcext:value-type="string">
            <text:p>http://linkedgeodata.org/triplify/node1331468407</text:p>
          </table:table-cell>
          <table:table-cell office:value-type="string" calcext:value-type="string">
            <text:p>POINT(11.1235993 46.0656258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2-05-05T17:46:17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4-node1331468407-rastrelliere.33-rastrelliere.34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24</text:p>
          </table:table-cell>
          <table:table-cell office:value-type="string" calcext:value-type="string">
            <text:p>POINT (11.1235802942 46.0656540988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24-node1331468407-rastrelliere.33-rastrelliere.34</text:p>
          </table:table-cell>
        </table:table-row>
        <table:table-row table:style-name="ro1">
          <table:table-cell office:value-type="string" calcext:value-type="string">
            <text:p>http://qrowd-project.eu/resource/rastrelliere.34</text:p>
          </table:table-cell>
          <table:table-cell office:value-type="string" calcext:value-type="string">
            <text:p>LINESTRING (11.123668656427052 46.06566073795999, 11.123709034102497 46.065661583065015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string" calcext:value-type="string">
            <text:p>via II Androna Borgonuovo <text:s/>n.posti <text:s/>9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II Androna Borgonuovo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24-node1331468407-rastrelliere.33-rastrelliere.34</text:p>
          </table:table-cell>
        </table:table-row>
        <table:table-row table:style-name="ro1">
          <table:table-cell office:value-type="string" calcext:value-type="string">
            <text:p>http://qrowd-project.eu/resource/rastrelliere.33</text:p>
          </table:table-cell>
          <table:table-cell office:value-type="string" calcext:value-type="string">
            <text:p>LINESTRING (11.123608083798278 46.06565931082283, 11.12364936552253 46.06565982001159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string" calcext:value-type="string">
            <text:p>via II Androna Borgonuovo <text:s/>n.posti <text:s/>9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II Androna Borgonuovo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24-node1331468407-rastrelliere.33-rastrelliere.34</text:p>
          </table:table-cell>
        </table:table-row>
        <table:table-row table:style-name="ro1">
          <table:table-cell office:value-type="string" calcext:value-type="string">
            <text:p>http://linkedgeodata.org/triplify/node1073482343</text:p>
          </table:table-cell>
          <table:table-cell office:value-type="string" calcext:value-type="string">
            <text:p>POINT(11.1253983 46.0680729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4-04-21T13:29:4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5-node1073482343-rastrelliere.21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25</text:p>
          </table:table-cell>
          <table:table-cell office:value-type="string" calcext:value-type="string">
            <text:p>POINT (11.1253534385 46.0681072205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25-node1073482343-rastrelliere.21</text:p>
          </table:table-cell>
        </table:table-row>
        <table:table-row table:style-name="ro1">
          <table:table-cell office:value-type="string" calcext:value-type="string">
            <text:p>http://qrowd-project.eu/resource/rastrelliere.21</text:p>
          </table:table-cell>
          <table:table-cell office:value-type="string" calcext:value-type="string">
            <text:p>LINESTRING (11.125470390211504 46.06804753753646, 11.125342525464102 46.06810863673532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string" calcext:value-type="string">
            <text:p>via Galilei <text:s/>n.posti <text:s/>16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Galile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25-node1073482343-rastrelliere.21</text:p>
          </table:table-cell>
        </table:table-row>
        <table:table-row table:style-name="ro1">
          <table:table-cell office:value-type="string" calcext:value-type="string">
            <text:p>http://linkedgeodata.org/triplify/node969087731</text:p>
          </table:table-cell>
          <table:table-cell office:value-type="string" calcext:value-type="string">
            <text:p>POINT(11.1201112 46.0686736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0-10-29T21:42:35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6-node969087731-rastrelliere.16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26</text:p>
          </table:table-cell>
          <table:table-cell office:value-type="string" calcext:value-type="string">
            <text:p>POINT (11.1201655035 46.0686774681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26-node969087731-rastrelliere.16</text:p>
          </table:table-cell>
        </table:table-row>
        <table:table-row table:style-name="ro1">
          <table:table-cell office:value-type="string" calcext:value-type="string">
            <text:p>http://qrowd-project.eu/resource/rastrelliere.16</text:p>
          </table:table-cell>
          <table:table-cell office:value-type="string" calcext:value-type="string">
            <text:p>LINESTRING (11.120092913622177 46.06868551179241, 11.120133501155204 46.06869177952982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vicolo Colico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colo Colico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26-node969087731-rastrelliere.16</text:p>
          </table:table-cell>
        </table:table-row>
        <table:table-row table:style-name="ro1">
          <table:table-cell office:value-type="string" calcext:value-type="string">
            <text:p>http://linkedgeodata.org/triplify/node885670110</text:p>
          </table:table-cell>
          <table:table-cell office:value-type="string" calcext:value-type="string">
            <text:p>POINT(11.1234773 46.0692381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5-25T23:46: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8-node885670110-rastrelliere.11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28</text:p>
          </table:table-cell>
          <table:table-cell office:value-type="string" calcext:value-type="string">
            <text:p>POINT (11.1234560031 46.0692200013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28-node885670110-rastrelliere.11</text:p>
          </table:table-cell>
        </table:table-row>
        <table:table-row table:style-name="ro1">
          <table:table-cell office:value-type="string" calcext:value-type="string">
            <text:p>http://qrowd-project.eu/resource/rastrelliere.11</text:p>
          </table:table-cell>
          <table:table-cell office:value-type="string" calcext:value-type="string">
            <text:p>LINESTRING (11.123416347706865 46.06929014026655, 11.12342015742714 46.0692460291172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piazza C. Battisti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C. Battist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28-node885670110-rastrelliere.11</text:p>
          </table:table-cell>
        </table:table-row>
        <table:table-row table:style-name="ro1">
          <table:table-cell office:value-type="string" calcext:value-type="string">
            <text:p>http://linkedgeodata.org/triplify/node1369533465</text:p>
          </table:table-cell>
          <table:table-cell office:value-type="string" calcext:value-type="string">
            <text:p>POINT(11.1246869 46.0677482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11-26T19:54:3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9-node1369533465-rastrelliere.22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29</text:p>
          </table:table-cell>
          <table:table-cell office:value-type="string" calcext:value-type="string">
            <text:p>POINT (11.1247174965 46.0678191594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29-node1369533465-rastrelliere.22</text:p>
          </table:table-cell>
        </table:table-row>
        <table:table-row table:style-name="ro1">
          <table:table-cell office:value-type="string" calcext:value-type="string">
            <text:p>http://qrowd-project.eu/resource/rastrelliere.22</text:p>
          </table:table-cell>
          <table:table-cell office:value-type="string" calcext:value-type="string">
            <text:p>LINESTRING (11.124716326146926 46.067848382853995, 11.12470505746739 46.06779370154765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via Roggia Grande <text:s/>n.posti <text:s/>10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Roggia Grande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29-node1369533465-rastrelliere.22</text:p>
          </table:table-cell>
        </table:table-row>
        <table:table-row table:style-name="ro1">
          <table:table-cell office:value-type="string" calcext:value-type="string">
            <text:p>http://linkedgeodata.org/triplify/node1312440679</text:p>
          </table:table-cell>
          <table:table-cell office:value-type="string" calcext:value-type="string">
            <text:p>POINT(11.1201203 46.0670231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3-04-02T12:13:07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32-node1312440679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32</text:p>
          </table:table-cell>
          <table:table-cell office:value-type="string" calcext:value-type="string">
            <text:p>POINT (11.1201652146 46.0670909963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32-node1312440679</text:p>
          </table:table-cell>
        </table:table-row>
        <table:table-row table:style-name="ro1">
          <table:table-cell office:value-type="string" calcext:value-type="string">
            <text:p>http://linkedgeodata.org/triplify/node1214597766</text:p>
          </table:table-cell>
          <table:table-cell office:value-type="string" calcext:value-type="string">
            <text:p>POINT(11.1218211 46.0674085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3-23T10:49:08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33-node1214597766-node557197356-rastrelliere.25</text:p>
          </table:table-cell>
        </table:table-row>
        <table:table-row table:style-name="ro1">
          <table:table-cell office:value-type="string" calcext:value-type="string">
            <text:p>http://linkedgeodata.org/triplify/node557197356</text:p>
          </table:table-cell>
          <table:table-cell office:value-type="string" calcext:value-type="string">
            <text:p>POINT(11.1218248 46.067556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0-09-24T21:21:34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33-node1214597766-node557197356-rastrelliere.25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33</text:p>
          </table:table-cell>
          <table:table-cell office:value-type="string" calcext:value-type="string">
            <text:p>POINT (11.1218097912 46.0673798839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33-node1214597766-node557197356-rastrelliere.25</text:p>
          </table:table-cell>
        </table:table-row>
        <table:table-row table:style-name="ro1">
          <table:table-cell office:value-type="string" calcext:value-type="string">
            <text:p>http://qrowd-project.eu/resource/rastrelliere.25</text:p>
          </table:table-cell>
          <table:table-cell office:value-type="string" calcext:value-type="string">
            <text:p>LINESTRING (11.121813461679263 46.067520648762276, 11.12184160813977 46.06739374935931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string" calcext:value-type="string">
            <text:p>piazza del Duomo <text:s/>n.posti <text:s/>20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del Duomo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33-node1214597766-node557197356-rastrelliere.25</text:p>
          </table:table-cell>
        </table:table-row>
        <table:table-row table:style-name="ro1">
          <table:table-cell office:value-type="string" calcext:value-type="string">
            <text:p>http://linkedgeodata.org/triplify/node1202027599</text:p>
          </table:table-cell>
          <table:table-cell office:value-type="string" calcext:value-type="string">
            <text:p>POINT(11.118688 46.0696696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3-14T20:56:08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38-node1202027599-rastrelliere.2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38</text:p>
          </table:table-cell>
          <table:table-cell office:value-type="string" calcext:value-type="string">
            <text:p>POINT (11.1187184272 46.0697027826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38-node1202027599-rastrelliere.2</text:p>
          </table:table-cell>
        </table:table-row>
        <table:table-row table:style-name="ro1">
          <table:table-cell office:value-type="string" calcext:value-type="string">
            <text:p>http://qrowd-project.eu/resource/rastrelliere.2</text:p>
          </table:table-cell>
          <table:table-cell office:value-type="string" calcext:value-type="string">
            <text:p>LINESTRING (11.1187281760855 46.06963695257342, 11.118705985106695 46.06972799783253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piazza della Portella <text:s/>n.posti <text:s/>12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della Portella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38-node1202027599-rastrelliere.2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39</text:p>
          </table:table-cell>
          <table:table-cell office:value-type="string" calcext:value-type="string">
            <text:p>POINT (11.1266606537 46.0705009668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39-rastrelliere.8</text:p>
          </table:table-cell>
        </table:table-row>
        <table:table-row table:style-name="ro1">
          <table:table-cell office:value-type="string" calcext:value-type="string">
            <text:p>http://qrowd-project.eu/resource/rastrelliere.8</text:p>
          </table:table-cell>
          <table:table-cell office:value-type="string" calcext:value-type="string">
            <text:p>LINESTRING (11.126645594271075 46.07049639512551, 11.126682150737663 46.070493161584466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via S. Marco <text:s/>n.posti <text:s/>4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S. Marco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39-rastrelliere.8</text:p>
          </table:table-cell>
        </table:table-row>
        <table:table-row table:style-name="ro1">
          <table:table-cell office:value-type="string" calcext:value-type="string">
            <text:p>http://linkedgeodata.org/triplify/node1962487950</text:p>
          </table:table-cell>
          <table:table-cell office:value-type="string" calcext:value-type="string">
            <text:p>POINT(11.1245599 46.0691811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2-10-13T14:37: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4-node1962487950-node1962487951</text:p>
          </table:table-cell>
        </table:table-row>
        <table:table-row table:style-name="ro1">
          <table:table-cell office:value-type="string" calcext:value-type="string">
            <text:p>http://linkedgeodata.org/triplify/node1962487951</text:p>
          </table:table-cell>
          <table:table-cell office:value-type="string" calcext:value-type="string">
            <text:p>POINT(11.1244596 46.0691813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2-10-13T14:37: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4-node1962487950-node1962487951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4</text:p>
          </table:table-cell>
          <table:table-cell office:value-type="string" calcext:value-type="string">
            <text:p>POINT (11.1245305078 46.0692045646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4-node1962487950-node1962487951</text:p>
          </table:table-cell>
        </table:table-row>
        <table:table-row table:style-name="ro1">
          <table:table-cell office:value-type="string" calcext:value-type="string">
            <text:p>http://linkedgeodata.org/triplify/node1461587546</text:p>
          </table:table-cell>
          <table:table-cell office:value-type="string" calcext:value-type="string">
            <text:p>POINT(11.1230212 46.0669131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10-10T21:03:5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5-node1461587546-rastrelliere.30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5</text:p>
          </table:table-cell>
          <table:table-cell office:value-type="string" calcext:value-type="string">
            <text:p>POINT (11.1230164039 46.0669560567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5-node1461587546-rastrelliere.30</text:p>
          </table:table-cell>
        </table:table-row>
        <table:table-row table:style-name="ro1">
          <table:table-cell office:value-type="string" calcext:value-type="string">
            <text:p>http://qrowd-project.eu/resource/rastrelliere.30</text:p>
          </table:table-cell>
          <table:table-cell office:value-type="string" calcext:value-type="string">
            <text:p>LINESTRING (11.122958978776689 46.06692875862931, 11.123210646959004 46.06696365433016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number-columns-repeated="2" office:value-type="string" calcext:value-type="string">
            <text:p>via Calepina <text:s/>n.posti <text:s/>56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Calepina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5-node1461587546-rastrelliere.30</text:p>
          </table:table-cell>
        </table:table-row>
        <table:table-row table:style-name="ro1">
          <table:table-cell office:value-type="string" calcext:value-type="string">
            <text:p>http://linkedgeodata.org/triplify/node880591119</text:p>
          </table:table-cell>
          <table:table-cell office:value-type="string" calcext:value-type="string">
            <text:p>POINT(11.1226356 46.0685362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4-03-27T21:21: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6-bikerack7-node1313709021-node880591119-rastrelliere.17-rastrelliere.18</text:p>
          </table:table-cell>
        </table:table-row>
        <table:table-row table:style-name="ro1">
          <table:table-cell office:value-type="string" calcext:value-type="string">
            <text:p>http://linkedgeodata.org/triplify/node1313709021</text:p>
          </table:table-cell>
          <table:table-cell office:value-type="string" calcext:value-type="string">
            <text:p>POINT(11.122631 46.0684829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4-03-27T21:21: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6-bikerack7-node1313709021-node880591119-rastrelliere.17-rastrelliere.18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6</text:p>
          </table:table-cell>
          <table:table-cell office:value-type="string" calcext:value-type="string">
            <text:p>POINT (11.1226542426 46.0684144598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6-bikerack7-node1313709021-node880591119-rastrelliere.17-rastrelliere.18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7</text:p>
          </table:table-cell>
          <table:table-cell office:value-type="string" calcext:value-type="string">
            <text:p>POINT (11.1226556181 46.0685283818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6-bikerack7-node1313709021-node880591119-rastrelliere.17-rastrelliere.18</text:p>
          </table:table-cell>
        </table:table-row>
        <table:table-row table:style-name="ro1">
          <table:table-cell office:value-type="string" calcext:value-type="string">
            <text:p>http://qrowd-project.eu/resource/rastrelliere.18</text:p>
          </table:table-cell>
          <table:table-cell office:value-type="string" calcext:value-type="string">
            <text:p>LINESTRING (11.122624644678314 46.068492339704726, 11.12261889859725 46.068390323919154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via Oss Mazzurana <text:s/>n.posti <text:s/>12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Oss Mazzurana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6-bikerack7-node1313709021-node880591119-rastrelliere.17-rastrelliere.18</text:p>
          </table:table-cell>
        </table:table-row>
        <table:table-row table:style-name="ro1">
          <table:table-cell office:value-type="string" calcext:value-type="string">
            <text:p>http://qrowd-project.eu/resource/rastrelliere.17</text:p>
          </table:table-cell>
          <table:table-cell office:value-type="string" calcext:value-type="string">
            <text:p>LINESTRING (11.122632027780972 46.068589218946975, 11.122629630791579 46.068526713424845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string" calcext:value-type="string">
            <text:p>via Oss Mazzurana <text:s/>n.posti <text:s/>9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Oss Mazzurana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6-bikerack7-node1313709021-node880591119-rastrelliere.17-rastrelliere.18</text:p>
          </table:table-cell>
        </table:table-row>
        <table:table-row table:style-name="ro1">
          <table:table-cell office:value-type="string" calcext:value-type="string">
            <text:p>http://linkedgeodata.org/triplify/node990462102</text:p>
          </table:table-cell>
          <table:table-cell office:value-type="string" calcext:value-type="string">
            <text:p>POINT(11.1235002 46.0677883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0-11-15T23:12:52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8-node990462102-rastrelliere.23</text:p>
          </table:table-cell>
        </table:table-row>
        <table:table-row table:style-name="ro1" table:visibility="filter">
          <table:table-cell office:value-type="string" calcext:value-type="string">
            <text:p>http://example.org/resource/crowdsourcing-bikeracks-2018-02/bikerack8</text:p>
          </table:table-cell>
          <table:table-cell office:value-type="string" calcext:value-type="string">
            <text:p>POINT (11.1235190179 46.0677833473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8-node990462102-rastrelliere.23</text:p>
          </table:table-cell>
        </table:table-row>
        <table:table-row table:style-name="ro1">
          <table:table-cell office:value-type="string" calcext:value-type="string">
            <text:p>http://qrowd-project.eu/resource/rastrelliere.23</text:p>
          </table:table-cell>
          <table:table-cell office:value-type="string" calcext:value-type="string">
            <text:p>LINESTRING (11.123449406252238 46.06780938723066, 11.123545437581999 46.067826750297684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piazza Lodron <text:s/>n.posti <text:s/>10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Lodron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8-node990462102-rastrelliere.23</text:p>
          </table:table-cell>
        </table:table-row>
        <table:table-row table:style-name="ro1">
          <table:table-cell office:value-type="string" calcext:value-type="string">
            <text:p>http://linkedgeodata.org/triplify/node1123469919</text:p>
          </table:table-cell>
          <table:table-cell office:value-type="string" calcext:value-type="string">
            <text:p>POINT(11.1201006 46.0698076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6-06T02:49:0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node1123469919-node1123469924-rastrelliere.0-rastrelliere.1</text:p>
          </table:table-cell>
        </table:table-row>
        <table:table-row table:style-name="ro1">
          <table:table-cell office:value-type="string" calcext:value-type="string">
            <text:p>http://linkedgeodata.org/triplify/node1123469924</text:p>
          </table:table-cell>
          <table:table-cell office:value-type="string" calcext:value-type="string">
            <text:p>POINT(11.1201134 46.0697515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6-06T02:49: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node1123469919-node1123469924-rastrelliere.0-rastrelliere.1</text:p>
          </table:table-cell>
        </table:table-row>
        <table:table-row table:style-name="ro1">
          <table:table-cell office:value-type="string" calcext:value-type="string">
            <text:p>http://qrowd-project.eu/resource/rastrelliere.1</text:p>
          </table:table-cell>
          <table:table-cell office:value-type="string" calcext:value-type="string">
            <text:p>LINESTRING (11.120087808597471 46.06986895126588, 11.120073561819622 46.06992793608558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passaggio Peterlongo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assaggio Peterlongo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node1123469919-node1123469924-rastrelliere.0-rastrelliere.1</text:p>
          </table:table-cell>
        </table:table-row>
        <table:table-row table:style-name="ro1">
          <table:table-cell office:value-type="string" calcext:value-type="string">
            <text:p>http://qrowd-project.eu/resource/rastrelliere.0</text:p>
          </table:table-cell>
          <table:table-cell office:value-type="string" calcext:value-type="string">
            <text:p>LINESTRING (11.12011600889509 46.06974332787273, 11.120095457435852 46.06982923685294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passaggio Peterlongo <text:s/>n.posti <text:s/>10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assaggio Peterlongo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node1123469919-node1123469924-rastrelliere.0-rastrelliere.1</text:p>
          </table:table-cell>
        </table:table-row>
        <table:table-row table:style-name="ro1">
          <table:table-cell office:value-type="string" calcext:value-type="string">
            <text:p>http://linkedgeodata.org/triplify/node1300215314</text:p>
          </table:table-cell>
          <table:table-cell office:value-type="string" calcext:value-type="string">
            <text:p>POINT(11.1236914 46.0694713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5-25T23:46: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node1300215314-rastrelliere.10</text:p>
          </table:table-cell>
        </table:table-row>
        <table:table-row table:style-name="ro1">
          <table:table-cell office:value-type="string" calcext:value-type="string">
            <text:p>http://qrowd-project.eu/resource/rastrelliere.10</text:p>
          </table:table-cell>
          <table:table-cell office:value-type="string" calcext:value-type="string">
            <text:p>LINESTRING (11.12365219058602 46.06950978794351, 11.123588913638981 46.06950968759118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piazza C. Battisti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C. Battist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node1300215314-rastrelliere.10</text:p>
          </table:table-cell>
        </table:table-row>
        <table:table-row table:style-name="ro1">
          <table:table-cell office:value-type="string" calcext:value-type="string">
            <text:p>http://linkedgeodata.org/triplify/node560584081</text:p>
          </table:table-cell>
          <table:table-cell office:value-type="string" calcext:value-type="string">
            <text:p>POINT(11.1195098 46.0687528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5-10-15T20:28:0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node560584081-rastrelliere.15</text:p>
          </table:table-cell>
        </table:table-row>
        <table:table-row table:style-name="ro1">
          <table:table-cell office:value-type="string" calcext:value-type="string">
            <text:p>http://qrowd-project.eu/resource/rastrelliere.15</text:p>
          </table:table-cell>
          <table:table-cell office:value-type="string" calcext:value-type="string">
            <text:p>LINESTRING (11.119421419514536 46.06882243251067, 11.119520726051421 46.0688295259502)</text:p>
          </table:table-cell>
          <table:table-cell table:number-columns-repeated="3"/>
          <table:table-cell office:value-type="string" calcext:value-type="string">
            <text:p>bifacciale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string" calcext:value-type="string">
            <text:p>piazza S. Maria Maggiore <text:s/>n.posti <text:s/>24 <text:s/>- <text:s/>bi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S. Maria Maggiore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node560584081-rastrelliere.15</text:p>
          </table:table-cell>
        </table:table-row>
        <table:table-row table:style-name="ro1">
          <table:table-cell office:value-type="string" calcext:value-type="string">
            <text:p>http://linkedgeodata.org/triplify/node880590952</text:p>
          </table:table-cell>
          <table:table-cell office:value-type="string" calcext:value-type="string">
            <text:p>POINT(11.1227012 46.0678245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7-08T10:57:4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node880590952-rastrelliere.24</text:p>
          </table:table-cell>
        </table:table-row>
        <table:table-row table:style-name="ro1">
          <table:table-cell office:value-type="string" calcext:value-type="string">
            <text:p>http://qrowd-project.eu/resource/rastrelliere.24</text:p>
          </table:table-cell>
          <table:table-cell office:value-type="string" calcext:value-type="string">
            <text:p>LINESTRING (11.122642581499134 46.06786012319607, 11.122713663197347 46.06784859027226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piazza Lodron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Lodron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node880590952-rastrelliere.24</text:p>
          </table:table-cell>
        </table:table-row>
        <table:table-row table:style-name="ro1">
          <table:table-cell office:value-type="string" calcext:value-type="string">
            <text:p>http://linkedgeodata.org/triplify/node889555501</text:p>
          </table:table-cell>
          <table:table-cell office:value-type="string" calcext:value-type="string">
            <text:p>POINT(11.124031 46.0661549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0-10-05T21:16:56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node889555501-rastrelliere.31</text:p>
          </table:table-cell>
        </table:table-row>
        <table:table-row table:style-name="ro1">
          <table:table-cell office:value-type="string" calcext:value-type="string">
            <text:p>http://qrowd-project.eu/resource/rastrelliere.31</text:p>
          </table:table-cell>
          <table:table-cell office:value-type="string" calcext:value-type="string">
            <text:p>LINESTRING (11.124110411321832 46.06618101000041, 11.124122246720857 46.06613100519547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string" calcext:value-type="string">
            <text:p>piazza Garzetti <text:s/>n.posti <text:s/>13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Garzett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node889555501-rastrelliere.31</text:p>
          </table:table-cell>
        </table:table-row>
        <table:table-row table:style-name="ro1">
          <table:table-cell office:value-type="string" calcext:value-type="string">
            <text:p>http://linkedgeodata.org/triplify/node948758405</text:p>
          </table:table-cell>
          <table:table-cell office:value-type="string" calcext:value-type="string">
            <text:p>POINT(11.1213468 46.0696893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6-06T02:49:0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node948758405-rastrelliere.5</text:p>
          </table:table-cell>
        </table:table-row>
        <table:table-row table:style-name="ro1">
          <table:table-cell office:value-type="string" calcext:value-type="string">
            <text:p>http://qrowd-project.eu/resource/rastrelliere.5</text:p>
          </table:table-cell>
          <table:table-cell office:value-type="string" calcext:value-type="string">
            <text:p>LINESTRING (11.121567139727823 46.06971862381072, 11.121317152173912 46.06969199073548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string" calcext:value-type="string">
            <text:p>via Manci <text:s/>n.posti <text:s/>32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Manc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node948758405-rastrelliere.5</text:p>
          </table:table-cell>
        </table:table-row>
        <table:table-row table:style-name="ro1">
          <table:table-cell office:value-type="string" calcext:value-type="string">
            <text:p>http://linkedgeodata.org/triplify/way80767213</text:p>
          </table:table-cell>
          <table:table-cell office:value-type="string" calcext:value-type="string">
            <text:p>LINESTRING(11.1192099 46.0665817,11.1194833 46.066611,11.1194802 46.0666246,11.1192068 46.0665953,11.1192099 46.0665817)</text:p>
          </table:table-cell>
          <table:table-cell office:value-type="string" calcext:value-type="string">
            <text:p>http://linkedgeodata.org/ontology/user135609</text:p>
          </table:table-cell>
          <table:table-cell table:style-name="ce1" office:value-type="string" calcext:value-type="string">
            <text:p>2014-06-26T17:53:26</text:p>
          </table:table-cell>
          <table:table-cell/>
          <table:table-cell office:value-type="string" calcext:value-type="string">
            <text:p>wall_loops</text:p>
          </table:table-cell>
          <table:table-cell table:number-columns-repeated="7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rastrelliere.28-way80767213</text:p>
          </table:table-cell>
        </table:table-row>
        <table:table-row table:style-name="ro1">
          <table:table-cell office:value-type="string" calcext:value-type="string">
            <text:p>http://qrowd-project.eu/resource/rastrelliere.28</text:p>
          </table:table-cell>
          <table:table-cell office:value-type="string" calcext:value-type="string">
            <text:p>LINESTRING (11.119207626830178 46.06661544527659, 11.119513206858644 46.06664551949483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number-columns-repeated="2" office:value-type="string" calcext:value-type="string">
            <text:p>via Verdi <text:s/>n.posti <text:s/>52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Verd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rastrelliere.28-way80767213</text:p>
          </table:table-cell>
        </table:table-row>
        <table:table-row table:style-name="ro1">
          <table:table-cell office:value-type="string" calcext:value-type="string">
            <text:p>http://linkedgeodata.org/triplify/way80767282</text:p>
          </table:table-cell>
          <table:table-cell office:value-type="string" calcext:value-type="string">
            <text:p>LINESTRING(11.1200976 46.0666727,11.1200944 46.0666869,11.119822 46.0666577,11.1198252 46.0666434,11.1200976 46.0666727)</text:p>
          </table:table-cell>
          <table:table-cell office:value-type="string" calcext:value-type="string">
            <text:p>http://linkedgeodata.org/ontology/user135609</text:p>
          </table:table-cell>
          <table:table-cell table:style-name="ce1" office:value-type="string" calcext:value-type="string">
            <text:p>2014-06-26T17:53:26</text:p>
          </table:table-cell>
          <table:table-cell/>
          <table:table-cell office:value-type="string" calcext:value-type="string">
            <text:p>wall_loops</text:p>
          </table:table-cell>
          <table:table-cell table:number-columns-repeated="7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rastrelliere.29-way80767282</text:p>
          </table:table-cell>
        </table:table-row>
        <table:table-row table:style-name="ro1">
          <table:table-cell office:value-type="string" calcext:value-type="string">
            <text:p>http://qrowd-project.eu/resource/rastrelliere.29</text:p>
          </table:table-cell>
          <table:table-cell office:value-type="string" calcext:value-type="string">
            <text:p>LINESTRING (11.119824480411374 46.066680593382465, 11.120017783478179 46.06669998413097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string" calcext:value-type="string">
            <text:p>via Verdi <text:s/>n.posti <text:s/>36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Verd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rastrelliere.29-way80767282</text:p>
          </table:table-cell>
        </table:table-row>
        <table:table-row table:style-name="ro1">
          <table:table-cell office:value-type="string" calcext:value-type="string">
            <text:p>http://linkedgeodata.org/triplify/node1330657604</text:p>
          </table:table-cell>
          <table:table-cell office:value-type="string" calcext:value-type="string">
            <text:p>POINT(11.1263235 46.0674468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6-19T23:32:0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1962487942</text:p>
          </table:table-cell>
          <table:table-cell office:value-type="string" calcext:value-type="string">
            <text:p>POINT(11.1246609 46.0687261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2-10-13T14:37: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890517069</text:p>
          </table:table-cell>
          <table:table-cell office:value-type="string" calcext:value-type="string">
            <text:p>POINT(11.1215881 46.0712655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0-10-14T22:48:19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991770499</text:p>
          </table:table-cell>
          <table:table-cell office:value-type="string" calcext:value-type="string">
            <text:p>POINT(11.1271361 46.0659516)</text:p>
          </table:table-cell>
          <table:table-cell office:value-type="string" calcext:value-type="string">
            <text:p>http://linkedgeodata.org/triplify/user24966</text:p>
          </table:table-cell>
          <table:table-cell table:style-name="ce1" office:value-type="string" calcext:value-type="string">
            <text:p>2011-04-21T17:20:06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1312440642</text:p>
          </table:table-cell>
          <table:table-cell office:value-type="string" calcext:value-type="string">
            <text:p>POINT(11.1194539 46.0708557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6-05T01:19: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1638162310</text:p>
          </table:table-cell>
          <table:table-cell office:value-type="string" calcext:value-type="string">
            <text:p>POINT(11.1230963 46.07015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2-02-18T21:34: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1368300341</text:p>
          </table:table-cell>
          <table:table-cell office:value-type="string" calcext:value-type="string">
            <text:p>POINT(11.126182 46.0671202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7-20T22:22:2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1211136796</text:p>
          </table:table-cell>
          <table:table-cell office:value-type="string" calcext:value-type="string">
            <text:p>POINT(11.1187207 46.0662349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3-20T22:40:39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888452720</text:p>
          </table:table-cell>
          <table:table-cell office:value-type="string" calcext:value-type="string">
            <text:p>POINT(11.1216625 46.0708413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10-15T14:48: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938729458</text:p>
          </table:table-cell>
          <table:table-cell office:value-type="string" calcext:value-type="string">
            <text:p>POINT(11.1239086 46.0661631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2-06-02T00:23:21</text:p>
          </table:table-cell>
          <table:table-cell office:value-type="string" calcext:value-type="string">
            <text:p>privat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938729359</text:p>
          </table:table-cell>
          <table:table-cell office:value-type="string" calcext:value-type="string">
            <text:p>POINT(11.1244926 46.0669955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7-22T01:52:57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880590612</text:p>
          </table:table-cell>
          <table:table-cell office:value-type="string" calcext:value-type="string">
            <text:p>POINT(11.1226663 46.0697881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0-08-26T15:44:58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927359152</text:p>
          </table:table-cell>
          <table:table-cell office:value-type="string" calcext:value-type="string">
            <text:p>POINT(11.1190158 46.0671791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0-09-27T00:50:44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2673313378</text:p>
          </table:table-cell>
          <table:table-cell office:value-type="string" calcext:value-type="string">
            <text:p>POINT(11.1239246 46.0719711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4-02-15T19:33:59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920689213</text:p>
          </table:table-cell>
          <table:table-cell office:value-type="string" calcext:value-type="string">
            <text:p>POINT(11.1193939 46.0651989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0-09-21T22:37:52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927358861</text:p>
          </table:table-cell>
          <table:table-cell office:value-type="string" calcext:value-type="string">
            <text:p>POINT(11.1210015 46.0681994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0-09-27T00:50:36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885670050</text:p>
          </table:table-cell>
          <table:table-cell office:value-type="string" calcext:value-type="string">
            <text:p>POINT(11.119871 46.0720915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6-19T13:06:4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927359322</text:p>
          </table:table-cell>
          <table:table-cell office:value-type="string" calcext:value-type="string">
            <text:p>POINT(11.1216467 46.0694639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0-09-27T00:50:49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892578597</text:p>
          </table:table-cell>
          <table:table-cell office:value-type="string" calcext:value-type="string">
            <text:p>POINT(11.1226627 46.0714327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0-09-02T00:35:12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880590846</text:p>
          </table:table-cell>
          <table:table-cell office:value-type="string" calcext:value-type="string">
            <text:p>POINT(11.1211741 46.0707546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0-10-03T14:40:44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1614387739</text:p>
          </table:table-cell>
          <table:table-cell office:value-type="string" calcext:value-type="string">
            <text:p>POINT(11.122027 46.0689382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2-02-01T17:36:14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998661865</text:p>
          </table:table-cell>
          <table:table-cell office:value-type="string" calcext:value-type="string">
            <text:p>POINT(11.1219381 46.0707175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0-11-21T22:36:28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938729365</text:p>
          </table:table-cell>
          <table:table-cell office:value-type="string" calcext:value-type="string">
            <text:p>POINT(11.1239814 46.0661029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5-24T21:36: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890486735</text:p>
          </table:table-cell>
          <table:table-cell office:value-type="string" calcext:value-type="string">
            <text:p>POINT(11.124673 46.0659986)</text:p>
          </table:table-cell>
          <table:table-cell office:value-type="string" calcext:value-type="string">
            <text:p>http://linkedgeodata.org/triplify/user38643</text:p>
          </table:table-cell>
          <table:table-cell table:style-name="ce1" office:value-type="string" calcext:value-type="string">
            <text:p>2015-07-04T00:41: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1662768771</text:p>
          </table:table-cell>
          <table:table-cell office:value-type="string" calcext:value-type="string">
            <text:p>POINT(11.1230808 46.071031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2-03-06T18:57:5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urface</text:p>
          </table:table-cell>
          <table:table-cell table:number-columns-repeated="4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1773068114</text:p>
          </table:table-cell>
          <table:table-cell office:value-type="string" calcext:value-type="string">
            <text:p>POINT(11.1244426 46.0648674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2-06-01T23:52: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2925010842</text:p>
          </table:table-cell>
          <table:table-cell office:value-type="string" calcext:value-type="string">
            <text:p>POINT(11.1271889 46.0674805)</text:p>
          </table:table-cell>
          <table:table-cell office:value-type="string" calcext:value-type="string">
            <text:p>http://linkedgeodata.org/triplify/user135609</text:p>
          </table:table-cell>
          <table:table-cell table:style-name="ce1" office:value-type="string" calcext:value-type="string">
            <text:p>2014-06-20T19:57:59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wall_loops</text:p>
          </table:table-cell>
          <table:table-cell/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927359403</text:p>
          </table:table-cell>
          <table:table-cell office:value-type="string" calcext:value-type="string">
            <text:p>POINT(11.1188796 46.0677578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0-09-27T00:50:51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2673313374</text:p>
          </table:table-cell>
          <table:table-cell office:value-type="string" calcext:value-type="string">
            <text:p>POINT(11.1238149 46.071843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4-02-15T19:33:59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1633007373</text:p>
          </table:table-cell>
          <table:table-cell office:value-type="string" calcext:value-type="string">
            <text:p>POINT(11.123097 46.0701031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2-02-18T21:34: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930522335</text:p>
          </table:table-cell>
          <table:table-cell office:value-type="string" calcext:value-type="string">
            <text:p>POINT(11.119682 46.0718554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6-19T13:06:4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2513343048</text:p>
          </table:table-cell>
          <table:table-cell office:value-type="string" calcext:value-type="string">
            <text:p>POINT(11.1198196 46.0688705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3-10-29T22:23: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2407332591</text:p>
          </table:table-cell>
          <table:table-cell office:value-type="string" calcext:value-type="string">
            <text:p>POINT(11.1264767 46.0694326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3-08-04T23:04: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2074585041</text:p>
          </table:table-cell>
          <table:table-cell office:value-type="string" calcext:value-type="string">
            <text:p>POINT(11.123487 46.067206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2-12-19T15:05:42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2591984558</text:p>
          </table:table-cell>
          <table:table-cell office:value-type="string" calcext:value-type="string">
            <text:p>POINT(11.1190189 46.0704715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3-12-23T21:23:4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1271504854</text:p>
          </table:table-cell>
          <table:table-cell office:value-type="string" calcext:value-type="string">
            <text:p>POINT(11.121141 46.0716587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5-25T23:46: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927359055</text:p>
          </table:table-cell>
          <table:table-cell office:value-type="string" calcext:value-type="string">
            <text:p>POINT(11.1220149 46.0691011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0-09-27T00:50:41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885670138</text:p>
          </table:table-cell>
          <table:table-cell office:value-type="string" calcext:value-type="string">
            <text:p>POINT(11.1210963 46.0715348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5-25T23:46:5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2673313376</text:p>
          </table:table-cell>
          <table:table-cell office:value-type="string" calcext:value-type="string">
            <text:p>POINT(11.1240383 46.0719182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4-02-15T19:33:59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963712275</text:p>
          </table:table-cell>
          <table:table-cell office:value-type="string" calcext:value-type="string">
            <text:p>POINT(11.1203361 46.0693289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0-10-24T20:51:08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1312440696</text:p>
          </table:table-cell>
          <table:table-cell office:value-type="string" calcext:value-type="string">
            <text:p>POINT(11.1206975 46.0688755)</text:p>
          </table:table-cell>
          <table:table-cell office:value-type="string" calcext:value-type="string">
            <text:p>http://linkedgeodata.org/triplify/user330007</text:p>
          </table:table-cell>
          <table:table-cell table:style-name="ce1" office:value-type="string" calcext:value-type="string">
            <text:p>2011-06-05T01:19:3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example.org/resource/crowdsourcing-bikeracks-2018-02/bikerack13</text:p>
          </table:table-cell>
          <table:table-cell office:value-type="string" calcext:value-type="string">
            <text:p>POINT (11.1244586258 46.0684404551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example.org/resource/crowdsourcing-bikeracks-2018-02/bikerack36</text:p>
          </table:table-cell>
          <table:table-cell office:value-type="string" calcext:value-type="string">
            <text:p>POINT (11.1246841726 46.0711539162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example.org/resource/crowdsourcing-bikeracks-2018-02/bikerack41</text:p>
          </table:table-cell>
          <table:table-cell office:value-type="string" calcext:value-type="string">
            <text:p>POINT (11.1266870735 46.0694846896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example.org/resource/crowdsourcing-bikeracks-2018-02/bikerack40</text:p>
          </table:table-cell>
          <table:table-cell office:value-type="string" calcext:value-type="string">
            <text:p>POINT (11.124179808 46.0672809211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example.org/resource/crowdsourcing-bikeracks-2018-02/bikerack3</text:p>
          </table:table-cell>
          <table:table-cell office:value-type="string" calcext:value-type="string">
            <text:p>POINT (11.1240523371 46.069898792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example.org/resource/crowdsourcing-bikeracks-2018-02/bikerack9</text:p>
          </table:table-cell>
          <table:table-cell office:value-type="string" calcext:value-type="string">
            <text:p>POINT (11.1227971231 46.067803012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example.org/resource/crowdsourcing-bikeracks-2018-02/bikerack34</text:p>
          </table:table-cell>
          <table:table-cell office:value-type="string" calcext:value-type="string">
            <text:p>POINT (11.1193635627 46.0688038833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example.org/resource/crowdsourcing-bikeracks-2018-02/bikerack31</text:p>
          </table:table-cell>
          <table:table-cell office:value-type="string" calcext:value-type="string">
            <text:p>POINT (11.1193849947 46.0666094995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example.org/resource/crowdsourcing-bikeracks-2018-02/bikerack37</text:p>
          </table:table-cell>
          <table:table-cell office:value-type="string" calcext:value-type="string">
            <text:p>POINT (11.1240690252 46.0669032779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example.org/resource/crowdsourcing-bikeracks-2018-02/bikerack10</text:p>
          </table:table-cell>
          <table:table-cell office:value-type="string" calcext:value-type="string">
            <text:p>POINT (11.124028386 46.065932833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example.org/resource/crowdsourcing-bikeracks-2018-02/bikerack1</text:p>
          </table:table-cell>
          <table:table-cell office:value-type="string" calcext:value-type="string">
            <text:p>POINT (11.1214521435 46.0696817002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example.org/resource/crowdsourcing-bikeracks-2018-02/bikerack30</text:p>
          </table:table-cell>
          <table:table-cell office:value-type="string" calcext:value-type="string">
            <text:p>POINT (11.1199133646 46.0666810754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example.org/resource/crowdsourcing-bikeracks-2018-02/bikerack35</text:p>
          </table:table-cell>
          <table:table-cell office:value-type="string" calcext:value-type="string">
            <text:p>POINT (11.1252066668 46.0672470962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example.org/resource/crowdsourcing-bikeracks-2018-02/bikerack19</text:p>
          </table:table-cell>
          <table:table-cell office:value-type="string" calcext:value-type="string">
            <text:p>POINT (11.1255739197 46.0695314957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example.org/resource/crowdsourcing-bikeracks-2018-02/bikerack27</text:p>
          </table:table-cell>
          <table:table-cell office:value-type="string" calcext:value-type="string">
            <text:p>POINT (11.1241704311 46.0668197466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example.org/resource/crowdsourcing-bikeracks-2018-02/bikerack42</text:p>
          </table:table-cell>
          <table:table-cell office:value-type="string" calcext:value-type="string">
            <text:p>POINT (11.1247105539 46.0695750693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example.org/resource/crowdsourcing-bikeracks-2018-02/bikerack2</text:p>
          </table:table-cell>
          <table:table-cell office:value-type="string" calcext:value-type="string">
            <text:p>POINT (11.1216423305 46.0697098545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>
          <table:table-cell office:value-type="string" calcext:value-type="string">
            <text:p>http://qrowd-project.eu/resource/rastrelliere.9</text:p>
          </table:table-cell>
          <table:table-cell office:value-type="string" calcext:value-type="string">
            <text:p>LINESTRING (11.123951873553324 46.069911430592434, 11.124063157811932 46.06994382803821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via S. Marco <text:s/>n.posti <text:s/>12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S. Marco</text:p>
          </table:table-cell>
          <table:table-cell office:value-type="string" calcext:value-type="string">
            <text:p>trento</text:p>
          </table:table-cell>
          <table:table-cell/>
        </table:table-row>
        <table:table-row table:style-name="ro1">
          <table:table-cell office:value-type="string" calcext:value-type="string">
            <text:p>http://qrowd-project.eu/resource/rastrelliere.27</text:p>
          </table:table-cell>
          <table:table-cell office:value-type="string" calcext:value-type="string">
            <text:p>LINESTRING (11.120142518955408 46.067131690313246, 11.120204974654163 46.06713436087712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via Don Rizzi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Don Rizzi</text:p>
          </table:table-cell>
          <table:table-cell office:value-type="string" calcext:value-type="string">
            <text:p>trento</text:p>
          </table:table-cell>
          <table:table-cell/>
        </table:table-row>
        <table:table-row table:style-name="ro1">
          <table:table-cell office:value-type="string" calcext:value-type="string">
            <text:p>http://qrowd-project.eu/resource/rastrelliere.12</text:p>
          </table:table-cell>
          <table:table-cell office:value-type="string" calcext:value-type="string">
            <text:p>LINESTRING (11.124457328311555 46.06929504193771, 11.124503243427649 46.06929674119393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via S. Pietro <text:s/>n.posti <text:s/>4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S. Pietro</text:p>
          </table:table-cell>
          <table:table-cell office:value-type="string" calcext:value-type="string">
            <text:p>trento</text:p>
          </table:table-cell>
          <table:table-cell/>
        </table:table-row>
        <table:table-row table:style-name="ro1">
          <table:table-cell office:value-type="string" calcext:value-type="string">
            <text:p>http://qrowd-project.eu/resource/rastrelliere.4</text:p>
          </table:table-cell>
          <table:table-cell office:value-type="string" calcext:value-type="string">
            <text:p>LINESTRING (11.121699296444742 46.06973340278505, 11.121581416536442 46.06972027348952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via Manci <text:s/>n.posti <text:s/>12 <text:s/>- <text:s/>monofacciale</text:p>
          </table:table-cell>
          <table:table-cell office:value-type="string" calcext:value-type="string">
            <text:p>ZTLL</text:p>
          </table:table-cell>
          <table:table-cell office:value-type="string" calcext:value-type="string">
            <text:p>via Manci</text:p>
          </table:table-cell>
          <table:table-cell office:value-type="string" calcext:value-type="string">
            <text:p>trento</text:p>
          </table:table-cell>
          <table:table-cell/>
        </table:table-row>
        <table:table-row table:style-name="ro1">
          <table:table-cell office:value-type="string" calcext:value-type="string">
            <text:p>http://qrowd-project.eu/resource/rastrelliere.26</text:p>
          </table:table-cell>
          <table:table-cell office:value-type="string" calcext:value-type="string">
            <text:p>LINESTRING (11.119898102537892 46.06757343796188, 11.119956820174307 46.067574263224785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piazza Verzeri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Verzeri</text:p>
          </table:table-cell>
          <table:table-cell office:value-type="string" calcext:value-type="string">
            <text:p>trento</text:p>
          </table:table-cell>
          <table:table-cell/>
        </table:table-row>
      </table:table>
      <table:table table:name="Pivot Table_Data_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2"/>
          <table:table-cell table:style-name="ce7" office:value-type="string" calcext:value-type="string">
            <text:p>Data</text:p>
          </table:table-cell>
          <table:table-cell table:style-name="ce12" table:number-columns-repeated="11"/>
          <table:table-cell table:style-name="ce19"/>
          <table:table-cell/>
        </table:table-row>
        <table:table-row table:style-name="ro1">
          <table:table-cell table:style-name="ce3" office:value-type="string" calcext:value-type="string">
            <text:p>prove</text:p>
          </table:table-cell>
          <table:table-cell table:style-name="ce8" office:value-type="string" calcext:value-type="string">
            <text:p>Count - contributor</text:p>
          </table:table-cell>
          <table:table-cell table:style-name="ce13" office:value-type="string" calcext:value-type="string">
            <text:p>Count - covered</text:p>
          </table:table-cell>
          <table:table-cell table:style-name="ce13" office:value-type="string" calcext:value-type="string">
            <text:p>Count - capacity</text:p>
          </table:table-cell>
          <table:table-cell table:style-name="ce13" office:value-type="string" calcext:value-type="string">
            <text:p>Count - description</text:p>
          </table:table-cell>
          <table:table-cell table:style-name="ce13" office:value-type="string" calcext:value-type="string">
            <text:p>Count - modified</text:p>
          </table:table-cell>
          <table:table-cell table:style-name="ce13" office:value-type="string" calcext:value-type="string">
            <text:p>Count - access</text:p>
          </table:table-cell>
          <table:table-cell table:style-name="ce13" office:value-type="string" calcext:value-type="string">
            <text:p>Count - cluster</text:p>
          </table:table-cell>
          <table:table-cell table:style-name="ce13" office:value-type="string" calcext:value-type="string">
            <text:p>Count - label</text:p>
          </table:table-cell>
          <table:table-cell table:style-name="ce13" office:value-type="string" calcext:value-type="string">
            <text:p>Count - prove</text:p>
          </table:table-cell>
          <table:table-cell table:style-name="ce13" office:value-type="string" calcext:value-type="string">
            <text:p>Count - streetName</text:p>
          </table:table-cell>
          <table:table-cell table:style-name="ce13" office:value-type="string" calcext:value-type="string">
            <text:p>Count - area</text:p>
          </table:table-cell>
          <table:table-cell table:style-name="ce13" office:value-type="string" calcext:value-type="string">
            <text:p>Count - parking</text:p>
          </table:table-cell>
          <table:table-cell table:style-name="ce20" office:value-type="string" calcext:value-type="string">
            <text:p>Count - type</text:p>
          </table:table-cell>
          <table:table-cell/>
        </table:table-row>
        <table:table-row table:style-name="ro1">
          <table:table-cell table:style-name="ce4" office:value-type="string" calcext:value-type="string">
            <text:p>osm</text:p>
          </table:table-cell>
          <table:table-cell table:style-name="ce9" office:value-type="float" office:value="78" calcext:value-type="float">
            <text:p>7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7"/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7" calcext:value-type="float">
            <text:p>37</text:p>
          </table:table-cell>
          <table:table-cell table:style-name="ce17"/>
          <table:table-cell table:style-name="ce14" office:value-type="float" office:value="78" calcext:value-type="float">
            <text:p>78</text:p>
          </table:table-cell>
          <table:table-cell table:style-name="ce17" table:number-columns-repeated="2"/>
          <table:table-cell table:style-name="ce14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qrowd</text:p>
          </table:table-cell>
          <table:table-cell table:style-name="ce10"/>
          <table:table-cell table:style-name="Pivot_20_Table_20_Value" table:number-columns-repeated="5"/>
          <table:table-cell table:style-name="ce18" office:value-type="float" office:value="26" calcext:value-type="float">
            <text:p>26</text:p>
          </table:table-cell>
          <table:table-cell table:style-name="Pivot_20_Table_20_Value"/>
          <table:table-cell table:style-name="ce18" office:value-type="float" office:value="43" calcext:value-type="float">
            <text:p>43</text:p>
          </table:table-cell>
          <table:table-cell table:style-name="Pivot_20_Table_20_Value" table:number-columns-repeated="3"/>
          <table:table-cell table:style-name="ce22"/>
          <table:table-cell/>
        </table:table-row>
        <table:table-row table:style-name="ro1">
          <table:table-cell table:style-name="ce6" office:value-type="string" calcext:value-type="string">
            <text:p>trento</text:p>
          </table:table-cell>
          <table:table-cell table:style-name="ce11"/>
          <table:table-cell table:style-name="ce15"/>
          <table:table-cell table:number-columns-repeated="2" table:style-name="ce16" office:value-type="float" office:value="39" calcext:value-type="float">
            <text:p>39</text:p>
          </table:table-cell>
          <table:table-cell table:style-name="ce15" table:number-columns-repeated="2"/>
          <table:table-cell table:style-name="ce16" office:value-type="float" office:value="34" calcext:value-type="float">
            <text:p>34</text:p>
          </table:table-cell>
          <table:table-cell table:number-columns-repeated="4" table:style-name="ce16" office:value-type="float" office:value="39" calcext:value-type="float">
            <text:p>39</text:p>
          </table:table-cell>
          <table:table-cell table:style-name="ce15"/>
          <table:table-cell table:style-name="ce23" office:value-type="float" office:value="39" calcext:value-type="float">
            <text:p>39</text:p>
          </table:table-cell>
          <table:table-cell/>
        </table:table-row>
      </table:table>
      <table:table table:name="Pivot Table_Data_2" table:style-name="ta1">
        <table:table-column table:style-name="co2" table:default-cell-style-name="ce5"/>
        <table:table-column table:style-name="co2" table:default-cell-style-name="ce7"/>
        <table:table-column table:style-name="co2" table:number-columns-repeated="33" table:default-cell-style-name="ce12"/>
        <table:table-column table:style-name="co2" table:default-cell-style-name="ce19"/>
        <table:table-row table:style-name="ro1">
          <table:table-cell table:style-name="ce2" office:value-type="string" calcext:value-type="string">
            <text:p>Sum - capacity</text:p>
          </table:table-cell>
          <table:table-cell office:value-type="string" calcext:value-type="string">
            <text:p>Data</text:p>
          </table:table-cell>
          <table:table-cell table:number-columns-repeated="34"/>
        </table:table-row>
        <table:table-row table:style-name="ro1">
          <table:table-cell table:style-name="ce3" office:value-type="string" calcext:value-type="string">
            <text:p>prove</text:p>
          </table:table-cell>
          <table:table-cell table:style-name="ce8" office:value-type="string" calcext:value-type="string">
            <text:p>http://example.org/cluster/bikerack0-node1313709030-rastrelliere.3</text:p>
          </table:table-cell>
          <table:table-cell table:style-name="ce13" office:value-type="string" calcext:value-type="string">
            <text:p>http://example.org/cluster/bikerack11-node889555365-rastrelliere.32</text:p>
          </table:table-cell>
          <table:table-cell table:style-name="ce13" office:value-type="string" calcext:value-type="string">
            <text:p>http://example.org/cluster/bikerack12-node927359418-rastrelliere.19</text:p>
          </table:table-cell>
          <table:table-cell table:style-name="ce13" office:value-type="string" calcext:value-type="string">
            <text:p>http://example.org/cluster/bikerack14-node885670019-rastrelliere.20</text:p>
          </table:table-cell>
          <table:table-cell table:style-name="ce13" office:value-type="string" calcext:value-type="string">
            <text:p>http://example.org/cluster/bikerack15-node959911107-rastrelliere.36</text:p>
          </table:table-cell>
          <table:table-cell table:style-name="ce13" office:value-type="string" calcext:value-type="string">
            <text:p>http://example.org/cluster/bikerack16-node1474641648-rastrelliere.37</text:p>
          </table:table-cell>
          <table:table-cell table:style-name="ce13" office:value-type="string" calcext:value-type="string">
            <text:p>http://example.org/cluster/bikerack17-rastrelliere.38</text:p>
          </table:table-cell>
          <table:table-cell table:style-name="ce13" office:value-type="string" calcext:value-type="string">
            <text:p>http://example.org/cluster/bikerack18-node1366801180-node885670069-rastrelliere.13-rastrelliere.14</text:p>
          </table:table-cell>
          <table:table-cell table:style-name="ce13" office:value-type="string" calcext:value-type="string">
            <text:p>http://example.org/cluster/bikerack20-node1307179778-node1307180338-rastrelliere.6-rastrelliere.7</text:p>
          </table:table-cell>
          <table:table-cell table:style-name="ce13" office:value-type="string" calcext:value-type="string">
            <text:p>http://example.org/cluster/bikerack21-node2074585048</text:p>
          </table:table-cell>
          <table:table-cell table:style-name="ce13" office:value-type="string" calcext:value-type="string">
            <text:p>http://example.org/cluster/bikerack22-node885670132</text:p>
          </table:table-cell>
          <table:table-cell table:style-name="ce13" office:value-type="string" calcext:value-type="string">
            <text:p>http://example.org/cluster/bikerack23-node890486688-rastrelliere.35</text:p>
          </table:table-cell>
          <table:table-cell table:style-name="ce13" office:value-type="string" calcext:value-type="string">
            <text:p>http://example.org/cluster/bikerack24-node1331468407-rastrelliere.33-rastrelliere.34</text:p>
          </table:table-cell>
          <table:table-cell table:style-name="ce13" office:value-type="string" calcext:value-type="string">
            <text:p>http://example.org/cluster/bikerack25-node1073482343-rastrelliere.21</text:p>
          </table:table-cell>
          <table:table-cell table:style-name="ce13" office:value-type="string" calcext:value-type="string">
            <text:p>http://example.org/cluster/bikerack26-node969087731-rastrelliere.16</text:p>
          </table:table-cell>
          <table:table-cell table:style-name="ce13" office:value-type="string" calcext:value-type="string">
            <text:p>http://example.org/cluster/bikerack28-node885670110-rastrelliere.11</text:p>
          </table:table-cell>
          <table:table-cell table:style-name="ce13" office:value-type="string" calcext:value-type="string">
            <text:p>http://example.org/cluster/bikerack29-node1369533465-rastrelliere.22</text:p>
          </table:table-cell>
          <table:table-cell table:style-name="ce13" office:value-type="string" calcext:value-type="string">
            <text:p>http://example.org/cluster/bikerack32-node1312440679</text:p>
          </table:table-cell>
          <table:table-cell table:style-name="ce13" office:value-type="string" calcext:value-type="string">
            <text:p>http://example.org/cluster/bikerack33-node1214597766-node557197356-rastrelliere.25</text:p>
          </table:table-cell>
          <table:table-cell table:style-name="ce13" office:value-type="string" calcext:value-type="string">
            <text:p>http://example.org/cluster/bikerack38-node1202027599-rastrelliere.2</text:p>
          </table:table-cell>
          <table:table-cell table:style-name="ce13" office:value-type="string" calcext:value-type="string">
            <text:p>http://example.org/cluster/bikerack39-rastrelliere.8</text:p>
          </table:table-cell>
          <table:table-cell table:style-name="ce13" office:value-type="string" calcext:value-type="string">
            <text:p>http://example.org/cluster/bikerack4-node1962487950-node1962487951</text:p>
          </table:table-cell>
          <table:table-cell table:style-name="ce13" office:value-type="string" calcext:value-type="string">
            <text:p>http://example.org/cluster/bikerack5-node1461587546-rastrelliere.30</text:p>
          </table:table-cell>
          <table:table-cell table:style-name="ce13" office:value-type="string" calcext:value-type="string">
            <text:p>http://example.org/cluster/bikerack6-bikerack7-node1313709021-node880591119-rastrelliere.17-rastrelliere.18</text:p>
          </table:table-cell>
          <table:table-cell table:style-name="ce13" office:value-type="string" calcext:value-type="string">
            <text:p>http://example.org/cluster/bikerack8-node990462102-rastrelliere.23</text:p>
          </table:table-cell>
          <table:table-cell table:style-name="ce13" office:value-type="string" calcext:value-type="string">
            <text:p>http://example.org/cluster/node1123469919-node1123469924-rastrelliere.0-rastrelliere.1</text:p>
          </table:table-cell>
          <table:table-cell table:style-name="ce13" office:value-type="string" calcext:value-type="string">
            <text:p>http://example.org/cluster/node1300215314-rastrelliere.10</text:p>
          </table:table-cell>
          <table:table-cell table:style-name="ce13" office:value-type="string" calcext:value-type="string">
            <text:p>http://example.org/cluster/node560584081-rastrelliere.15</text:p>
          </table:table-cell>
          <table:table-cell table:style-name="ce13" office:value-type="string" calcext:value-type="string">
            <text:p>http://example.org/cluster/node880590952-rastrelliere.24</text:p>
          </table:table-cell>
          <table:table-cell table:style-name="ce13" office:value-type="string" calcext:value-type="string">
            <text:p>http://example.org/cluster/node889555501-rastrelliere.31</text:p>
          </table:table-cell>
          <table:table-cell table:style-name="ce13" office:value-type="string" calcext:value-type="string">
            <text:p>http://example.org/cluster/node948758405-rastrelliere.5</text:p>
          </table:table-cell>
          <table:table-cell table:style-name="ce13" office:value-type="string" calcext:value-type="string">
            <text:p>http://example.org/cluster/rastrelliere.28-way80767213</text:p>
          </table:table-cell>
          <table:table-cell table:style-name="ce13" office:value-type="string" calcext:value-type="string">
            <text:p>http://example.org/cluster/rastrelliere.29-way80767282</text:p>
          </table:table-cell>
          <table:table-cell table:style-name="ce13" office:value-type="string" calcext:value-type="string">
            <text:p>(empty)</text:p>
          </table:table-cell>
          <table:table-cell table:style-name="ce35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osm</text:p>
          </table:table-cell>
          <table:table-cell table:style-name="ce9" office:value-type="float" office:value="32" calcext:value-type="float">
            <text:p>32</text:p>
          </table:table-cell>
          <table:table-cell table:style-name="ce17" table:number-columns-repeated="3"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0" calcext:value-type="float">
            <text:p>20</text:p>
          </table:table-cell>
          <table:table-cell table:style-name="ce17" table:number-columns-repeated="2"/>
          <table:table-cell table:style-name="ce14" office:value-type="float" office:value="12" calcext:value-type="float">
            <text:p>12</text:p>
          </table:table-cell>
          <table:table-cell table:style-name="ce17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8" calcext:value-type="float">
            <text:p>8</text:p>
          </table:table-cell>
          <table:table-cell table:style-name="ce17"/>
          <table:table-cell table:style-name="ce14" office:value-type="float" office:value="20" calcext:value-type="float">
            <text:p>20</text:p>
          </table:table-cell>
          <table:table-cell table:style-name="ce17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20" calcext:value-type="float">
            <text:p>20</text:p>
          </table:table-cell>
          <table:table-cell table:style-name="ce17" table:number-columns-repeated="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0" calcext:value-type="float">
            <text:p>20</text:p>
          </table:table-cell>
          <table:table-cell table:style-name="ce17"/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8" calcext:value-type="float">
            <text:p>8</text:p>
          </table:table-cell>
          <table:table-cell table:style-name="ce17"/>
          <table:table-cell table:style-name="ce14" office:value-type="float" office:value="44" calcext:value-type="float">
            <text:p>44</text:p>
          </table:table-cell>
          <table:table-cell table:style-name="ce17" table:number-columns-repeated="2"/>
          <table:table-cell table:style-name="ce31" office:value-type="float" office:value="192" calcext:value-type="float">
            <text:p>192</text:p>
          </table:table-cell>
          <table:table-cell table:style-name="ce36"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qrowd</text:p>
          </table:table-cell>
          <table:table-cell table:style-name="ce10"/>
          <table:table-cell table:style-name="Pivot_20_Table_20_Value" table:number-columns-repeated="32"/>
          <table:table-cell table:style-name="ce32"/>
          <table:table-cell table:style-name="ce37"/>
        </table:table-row>
        <table:table-row table:style-name="ro1">
          <table:table-cell office:value-type="string" calcext:value-type="string">
            <text:p>trento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3" table:style-name="ce27" office:value-type="float" office:value="8" calcext:value-type="float">
            <text:p>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2" calcext:value-type="float">
            <text:p>12</text:p>
          </table:table-cell>
          <table:table-cell table:style-name="ce29" table:number-columns-repeated="2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29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 table:style-name="ce29"/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36" calcext:value-type="float">
            <text:p>36</text:p>
          </table:table-cell>
          <table:table-cell table:style-name="ce33" office:value-type="float" office:value="44" calcext:value-type="float">
            <text:p>44</text:p>
          </table:table-cell>
          <table:table-cell table:style-name="ce38" office:value-type="float" office:value="565" calcext:value-type="float">
            <text:p>565</text:p>
          </table:table-cell>
        </table:table-row>
        <table:table-row table:style-name="ro1">
          <table:table-cell table:style-name="ce24" office:value-type="string" calcext:value-type="string">
            <text:p>Total Result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3" table:style-name="ce28" office:value-type="float" office:value="8" calcext:value-type="float">
            <text:p>8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4" calcext:value-type="float">
            <text:p>24</text:p>
          </table:table-cell>
          <table:table-cell table:style-name="ce30"/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30" calcext:value-type="float">
            <text:p>30</text:p>
          </table:table-cell>
          <table:table-cell table:style-name="ce30"/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6" calcext:value-type="float">
            <text:p>36</text:p>
          </table:table-cell>
          <table:table-cell table:style-name="ce34" office:value-type="float" office:value="236" calcext:value-type="float">
            <text:p>236</text:p>
          </table:table-cell>
          <table:table-cell table:style-name="ce39" office:value-type="float" office:value="1073" calcext:value-type="float">
            <text:p>1073</text:p>
          </table:table-cell>
        </table:table-row>
      </table:table>
      <table:named-expressions/>
      <table:database-ranges>
        <table:database-range table:name="__Anonymous_Sheet_DB__0" table:target-range-address="Data.A1:Data.O161" table:display-filter-buttons="true">
          <table:filter>
            <table:filter-and>
              <table:filter-condition table:field-number="13" table:value="osm" table:operator="=">
                <table:filter-set-item table:value="osm"/>
                <table:filter-set-item table:value="trento"/>
              </table:filter-condition>
            </table:filter-and>
          </table:filter>
          <table:sort>
            <table:sort-by table:field-number="14" table:data-type="automatic"/>
            <table:sort-by table:field-number="13" table:data-type="automatic"/>
          </table:sort>
        </table:database-range>
      </table:database-ranges>
      <table:data-pilot-tables>
        <table:data-pilot-table table:name="DataPilot1" table:application-data="" table:target-range-address="'Pivot Table_Data_1'.A1:'Pivot Table_Data_1'.N7" table:buttons="'Pivot Table_Data_1'.A1 'Pivot Table_Data_1'.A4 'Pivot Table_Data_1'.B3" table:grand-total="none" table:identify-categories="true">
          <table:source-cell-range table:cell-range-address="Data.A1:Data.O16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ve" table:orientation="row" table:used-hierarchy="0" table:function="auto">
            <table:data-pilot-level table:show-empty="false" calcext:repeat-item-labels="false">
              <table:data-pilot-members>
                <table:data-pilot-member table:name="osm" table:display="true" table:show-details="true"/>
                <table:data-pilot-member table:name="qrowd" table:display="true" table:show-details="true"/>
                <table:data-pilot-member table:name="trent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tributor" table:orientation="data" table:used-hierarchy="0" table:function="count">
            <table:data-pilot-level table:show-empty="false" calcext:repeat-item-labels="false">
              <table:data-pilot-members>
                <table:data-pilot-member table:name="http://linkedgeodata.org/ontology/user135609" table:display="true" table:show-details="true"/>
                <table:data-pilot-member table:name="http://linkedgeodata.org/triplify/user135609" table:display="true" table:show-details="true"/>
                <table:data-pilot-member table:name="http://linkedgeodata.org/triplify/user24966" table:display="true" table:show-details="true"/>
                <table:data-pilot-member table:name="http://linkedgeodata.org/triplify/user330007" table:display="true" table:show-details="true"/>
                <table:data-pilot-member table:name="http://linkedgeodata.org/triplify/user3864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vered" table:orientation="data" table:used-hierarchy="0" table:function="count">
            <table:data-pilot-level table:show-empty="false" calcext:repeat-item-labels="false">
              <table:data-pilot-members>
                <table:data-pilot-member table:name="no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pacity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4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6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52" table:display="true" table:show-details="true"/>
                <table:data-pilot-member table:name="5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data" table:used-hierarchy="0" table:function="count">
            <table:data-pilot-level table:show-empty="false" calcext:repeat-item-labels="false">
              <table:data-pilot-members>
                <table:data-pilot-member table:name="largo Carducci  n.posti  8  -  monofacciale" table:display="true" table:show-details="true"/>
                <table:data-pilot-member table:name="passaggio Peterlongo  n.posti  10  -  monofacciale" table:display="true" table:show-details="true"/>
                <table:data-pilot-member table:name="passaggio Peterlongo  n.posti  8  -  monofacciale" table:display="true" table:show-details="true"/>
                <table:data-pilot-member table:name="piazza C. Battisti  n.posti  8  -  monofacciale" table:display="true" table:show-details="true"/>
                <table:data-pilot-member table:name="piazza del Duomo  n.posti  20  -  monofacciale" table:display="true" table:show-details="true"/>
                <table:data-pilot-member table:name="piazza della Portella  n.posti  12  -  monofacciale" table:display="true" table:show-details="true"/>
                <table:data-pilot-member table:name="piazza Garzetti  n.posti  13  -  monofacciale" table:display="true" table:show-details="true"/>
                <table:data-pilot-member table:name="piazza Garzetti  n.posti  8  -  monofacciale" table:display="true" table:show-details="true"/>
                <table:data-pilot-member table:name="piazza Lodron  n.posti  10  -  monofacciale" table:display="true" table:show-details="true"/>
                <table:data-pilot-member table:name="piazza Lodron  n.posti  8  -  monofacciale" table:display="true" table:show-details="true"/>
                <table:data-pilot-member table:name="piazza S. Maria Maggiore  n.posti  24  -  bifacciale" table:display="true" table:show-details="true"/>
                <table:data-pilot-member table:name="piazza Verzeri  n.posti  8  -  monofacciale" table:display="true" table:show-details="true"/>
                <table:data-pilot-member table:name="via Al Torrione  n.posti  12  -  monofacciale" table:display="true" table:show-details="true"/>
                <table:data-pilot-member table:name="via Al Torrione  n.posti  15  -  monofacciale" table:display="true" table:show-details="true"/>
                <table:data-pilot-member table:name="via Al Torrione  n.posti  28  -  monofacciale" table:display="true" table:show-details="true"/>
                <table:data-pilot-member table:name="via Calepina  n.posti  56  -  monofacciale" table:display="true" table:show-details="true"/>
                <table:data-pilot-member table:name="via della Mostra  n.posti  4  -  monofacciale" table:display="true" table:show-details="true"/>
                <table:data-pilot-member table:name="via della Mostra  n.posti  8  -  monofacciale" table:display="true" table:show-details="true"/>
                <table:data-pilot-member table:name="via Don Rizzi  n.posti  8  -  monofacciale" table:display="true" table:show-details="true"/>
                <table:data-pilot-member table:name="via Galilei  n.posti  16  -  monofacciale" table:display="true" table:show-details="true"/>
                <table:data-pilot-member table:name="via II Androna Borgonuovo  n.posti  9  -  monofacciale" table:display="true" table:show-details="true"/>
                <table:data-pilot-member table:name="via Manci  n.posti  12  -  monofacciale" table:display="true" table:show-details="true"/>
                <table:data-pilot-member table:name="via Manci  n.posti  32  -  monofacciale" table:display="true" table:show-details="true"/>
                <table:data-pilot-member table:name="via Oss Mazzurana  n.posti  12  -  monofacciale" table:display="true" table:show-details="true"/>
                <table:data-pilot-member table:name="via Oss Mazzurana  n.posti  9  -  monofacciale" table:display="true" table:show-details="true"/>
                <table:data-pilot-member table:name="via Roggia Grande  n.posti  10  -  monofacciale" table:display="true" table:show-details="true"/>
                <table:data-pilot-member table:name="via Roma  n.posti  32  -  monofacciale" table:display="true" table:show-details="true"/>
                <table:data-pilot-member table:name="via S. Marco  n.posti  12  -  monofacciale" table:display="true" table:show-details="true"/>
                <table:data-pilot-member table:name="via S. Marco  n.posti  4  -  monofacciale" table:display="true" table:show-details="true"/>
                <table:data-pilot-member table:name="via S. Maria Maddalena  n.posti  12  -  monofacciale" table:display="true" table:show-details="true"/>
                <table:data-pilot-member table:name="via S. Maria Maddalena  n.posti  4  -  monofacciale" table:display="true" table:show-details="true"/>
                <table:data-pilot-member table:name="via S. Pietro  n.posti  4  -  monofacciale" table:display="true" table:show-details="true"/>
                <table:data-pilot-member table:name="via Verdi  n.posti  36  -  monofacciale" table:display="true" table:show-details="true"/>
                <table:data-pilot-member table:name="via Verdi  n.posti  52  -  monofacciale" table:display="true" table:show-details="true"/>
                <table:data-pilot-member table:name="vicolo Colico  n.posti  8  -  monofaccial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dified" table:orientation="data" table:used-hierarchy="0" table:function="count">
            <table:data-pilot-level table:show-empty="false" calcext:repeat-item-labels="false">
              <table:data-pilot-members>
                <table:data-pilot-member table:name="2010-08-26T15:44:58" table:display="true" table:show-details="true"/>
                <table:data-pilot-member table:name="2010-09-02T00:35:12" table:display="true" table:show-details="true"/>
                <table:data-pilot-member table:name="2010-09-21T22:37:52" table:display="true" table:show-details="true"/>
                <table:data-pilot-member table:name="2010-09-24T21:21:34" table:display="true" table:show-details="true"/>
                <table:data-pilot-member table:name="2010-09-27T00:50:36" table:display="true" table:show-details="true"/>
                <table:data-pilot-member table:name="2010-09-27T00:50:41" table:display="true" table:show-details="true"/>
                <table:data-pilot-member table:name="2010-09-27T00:50:44" table:display="true" table:show-details="true"/>
                <table:data-pilot-member table:name="2010-09-27T00:50:49" table:display="true" table:show-details="true"/>
                <table:data-pilot-member table:name="2010-09-27T00:50:51" table:display="true" table:show-details="true"/>
                <table:data-pilot-member table:name="2010-10-03T14:40:44" table:display="true" table:show-details="true"/>
                <table:data-pilot-member table:name="2010-10-05T21:16:48" table:display="true" table:show-details="true"/>
                <table:data-pilot-member table:name="2010-10-05T21:16:56" table:display="true" table:show-details="true"/>
                <table:data-pilot-member table:name="2010-10-14T22:48:19" table:display="true" table:show-details="true"/>
                <table:data-pilot-member table:name="2010-10-24T20:51:08" table:display="true" table:show-details="true"/>
                <table:data-pilot-member table:name="2010-10-29T21:42:35" table:display="true" table:show-details="true"/>
                <table:data-pilot-member table:name="2010-11-15T23:12:52" table:display="true" table:show-details="true"/>
                <table:data-pilot-member table:name="2010-11-21T22:36:28" table:display="true" table:show-details="true"/>
                <table:data-pilot-member table:name="2011-03-14T20:56:08" table:display="true" table:show-details="true"/>
                <table:data-pilot-member table:name="2011-03-20T22:40:39" table:display="true" table:show-details="true"/>
                <table:data-pilot-member table:name="2011-03-23T10:49:08" table:display="true" table:show-details="true"/>
                <table:data-pilot-member table:name="2011-04-21T17:20:06" table:display="true" table:show-details="true"/>
                <table:data-pilot-member table:name="2011-05-24T21:36:23" table:display="true" table:show-details="true"/>
                <table:data-pilot-member table:name="2011-05-25T23:46:54" table:display="true" table:show-details="true"/>
                <table:data-pilot-member table:name="2011-05-25T23:46:56" table:display="true" table:show-details="true"/>
                <table:data-pilot-member table:name="2011-05-25T23:46:57" table:display="true" table:show-details="true"/>
                <table:data-pilot-member table:name="2011-06-05T01:19:28" table:display="true" table:show-details="true"/>
                <table:data-pilot-member table:name="2011-06-05T01:19:31" table:display="true" table:show-details="true"/>
                <table:data-pilot-member table:name="2011-06-06T02:48:58" table:display="true" table:show-details="true"/>
                <table:data-pilot-member table:name="2011-06-06T02:49:01" table:display="true" table:show-details="true"/>
                <table:data-pilot-member table:name="2011-06-06T02:49:06" table:display="true" table:show-details="true"/>
                <table:data-pilot-member table:name="2011-06-19T13:06:43" table:display="true" table:show-details="true"/>
                <table:data-pilot-member table:name="2011-06-19T13:06:44" table:display="true" table:show-details="true"/>
                <table:data-pilot-member table:name="2011-06-19T23:32:03" table:display="true" table:show-details="true"/>
                <table:data-pilot-member table:name="2011-07-08T10:57:43" table:display="true" table:show-details="true"/>
                <table:data-pilot-member table:name="2011-07-19T18:50:29" table:display="true" table:show-details="true"/>
                <table:data-pilot-member table:name="2011-07-19T18:52:11" table:display="true" table:show-details="true"/>
                <table:data-pilot-member table:name="2011-07-19T18:52:12" table:display="true" table:show-details="true"/>
                <table:data-pilot-member table:name="2011-07-19T18:52:28" table:display="true" table:show-details="true"/>
                <table:data-pilot-member table:name="2011-07-20T22:22:29" table:display="true" table:show-details="true"/>
                <table:data-pilot-member table:name="2011-07-20T22:22:41" table:display="true" table:show-details="true"/>
                <table:data-pilot-member table:name="2011-07-22T01:52:57" table:display="true" table:show-details="true"/>
                <table:data-pilot-member table:name="2011-10-10T21:03:54" table:display="true" table:show-details="true"/>
                <table:data-pilot-member table:name="2011-10-10T21:03:56" table:display="true" table:show-details="true"/>
                <table:data-pilot-member table:name="2011-10-15T14:48:36" table:display="true" table:show-details="true"/>
                <table:data-pilot-member table:name="2011-10-21T00:04:04" table:display="true" table:show-details="true"/>
                <table:data-pilot-member table:name="2011-10-21T00:04:41" table:display="true" table:show-details="true"/>
                <table:data-pilot-member table:name="2011-11-14T22:10:49" table:display="true" table:show-details="true"/>
                <table:data-pilot-member table:name="2011-11-14T22:10:50" table:display="true" table:show-details="true"/>
                <table:data-pilot-member table:name="2011-11-26T19:54:38" table:display="true" table:show-details="true"/>
                <table:data-pilot-member table:name="2012-02-01T17:36:14" table:display="true" table:show-details="true"/>
                <table:data-pilot-member table:name="2012-02-18T21:34:17" table:display="true" table:show-details="true"/>
                <table:data-pilot-member table:name="2012-02-18T21:34:28" table:display="true" table:show-details="true"/>
                <table:data-pilot-member table:name="2012-03-06T18:57:56" table:display="true" table:show-details="true"/>
                <table:data-pilot-member table:name="2012-05-05T17:46:17" table:display="true" table:show-details="true"/>
                <table:data-pilot-member table:name="2012-06-01T23:52:25" table:display="true" table:show-details="true"/>
                <table:data-pilot-member table:name="2012-06-02T00:23:21" table:display="true" table:show-details="true"/>
                <table:data-pilot-member table:name="2012-10-13T14:37:04" table:display="true" table:show-details="true"/>
                <table:data-pilot-member table:name="2012-10-13T14:37:05" table:display="true" table:show-details="true"/>
                <table:data-pilot-member table:name="2012-12-19T15:05:42" table:display="true" table:show-details="true"/>
                <table:data-pilot-member table:name="2013-04-02T12:13:07" table:display="true" table:show-details="true"/>
                <table:data-pilot-member table:name="2013-08-04T23:04:14" table:display="true" table:show-details="true"/>
                <table:data-pilot-member table:name="2013-10-29T22:23:55" table:display="true" table:show-details="true"/>
                <table:data-pilot-member table:name="2013-12-23T21:23:47" table:display="true" table:show-details="true"/>
                <table:data-pilot-member table:name="2014-02-15T19:33:59" table:display="true" table:show-details="true"/>
                <table:data-pilot-member table:name="2014-03-27T21:21:15" table:display="true" table:show-details="true"/>
                <table:data-pilot-member table:name="2014-03-27T21:21:16" table:display="true" table:show-details="true"/>
                <table:data-pilot-member table:name="2014-04-21T13:29:44" table:display="true" table:show-details="true"/>
                <table:data-pilot-member table:name="2014-06-20T19:57:59" table:display="true" table:show-details="true"/>
                <table:data-pilot-member table:name="2014-06-26T17:53:26" table:display="true" table:show-details="true"/>
                <table:data-pilot-member table:name="2015-07-04T00:41:24" table:display="true" table:show-details="true"/>
                <table:data-pilot-member table:name="2015-10-15T20:28:0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ccess" table:orientation="data" table:used-hierarchy="0" table:function="count">
            <table:data-pilot-level table:show-empty="false" calcext:repeat-item-labels="false">
              <table:data-pilot-members>
                <table:data-pilot-member table:name="private" table:display="true" table:show-details="true"/>
                <table:data-pilot-member table:name="public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uster" table:orientation="data" table:used-hierarchy="0" table:function="count">
            <table:data-pilot-level table:show-empty="false" calcext:repeat-item-labels="false">
              <table:data-pilot-members>
                <table:data-pilot-member table:name="http://example.org/cluster/bikerack0-node1313709030-rastrelliere.3" table:display="true" table:show-details="true"/>
                <table:data-pilot-member table:name="http://example.org/cluster/bikerack11-node889555365-rastrelliere.32" table:display="true" table:show-details="true"/>
                <table:data-pilot-member table:name="http://example.org/cluster/bikerack12-node927359418-rastrelliere.19" table:display="true" table:show-details="true"/>
                <table:data-pilot-member table:name="http://example.org/cluster/bikerack14-node885670019-rastrelliere.20" table:display="true" table:show-details="true"/>
                <table:data-pilot-member table:name="http://example.org/cluster/bikerack15-node959911107-rastrelliere.36" table:display="true" table:show-details="true"/>
                <table:data-pilot-member table:name="http://example.org/cluster/bikerack16-node1474641648-rastrelliere.37" table:display="true" table:show-details="true"/>
                <table:data-pilot-member table:name="http://example.org/cluster/bikerack17-rastrelliere.38" table:display="true" table:show-details="true"/>
                <table:data-pilot-member table:name="http://example.org/cluster/bikerack18-node1366801180-node885670069-rastrelliere.13-rastrelliere.14" table:display="true" table:show-details="true"/>
                <table:data-pilot-member table:name="http://example.org/cluster/bikerack20-node1307179778-node1307180338-rastrelliere.6-rastrelliere.7" table:display="true" table:show-details="true"/>
                <table:data-pilot-member table:name="http://example.org/cluster/bikerack21-node2074585048" table:display="true" table:show-details="true"/>
                <table:data-pilot-member table:name="http://example.org/cluster/bikerack22-node885670132" table:display="true" table:show-details="true"/>
                <table:data-pilot-member table:name="http://example.org/cluster/bikerack23-node890486688-rastrelliere.35" table:display="true" table:show-details="true"/>
                <table:data-pilot-member table:name="http://example.org/cluster/bikerack24-node1331468407-rastrelliere.33-rastrelliere.34" table:display="true" table:show-details="true"/>
                <table:data-pilot-member table:name="http://example.org/cluster/bikerack25-node1073482343-rastrelliere.21" table:display="true" table:show-details="true"/>
                <table:data-pilot-member table:name="http://example.org/cluster/bikerack26-node969087731-rastrelliere.16" table:display="true" table:show-details="true"/>
                <table:data-pilot-member table:name="http://example.org/cluster/bikerack28-node885670110-rastrelliere.11" table:display="true" table:show-details="true"/>
                <table:data-pilot-member table:name="http://example.org/cluster/bikerack29-node1369533465-rastrelliere.22" table:display="true" table:show-details="true"/>
                <table:data-pilot-member table:name="http://example.org/cluster/bikerack32-node1312440679" table:display="true" table:show-details="true"/>
                <table:data-pilot-member table:name="http://example.org/cluster/bikerack33-node1214597766-node557197356-rastrelliere.25" table:display="true" table:show-details="true"/>
                <table:data-pilot-member table:name="http://example.org/cluster/bikerack38-node1202027599-rastrelliere.2" table:display="true" table:show-details="true"/>
                <table:data-pilot-member table:name="http://example.org/cluster/bikerack39-rastrelliere.8" table:display="true" table:show-details="true"/>
                <table:data-pilot-member table:name="http://example.org/cluster/bikerack4-node1962487950-node1962487951" table:display="true" table:show-details="true"/>
                <table:data-pilot-member table:name="http://example.org/cluster/bikerack5-node1461587546-rastrelliere.30" table:display="true" table:show-details="true"/>
                <table:data-pilot-member table:name="http://example.org/cluster/bikerack6-bikerack7-node1313709021-node880591119-rastrelliere.17-rastrelliere.18" table:display="true" table:show-details="true"/>
                <table:data-pilot-member table:name="http://example.org/cluster/bikerack8-node990462102-rastrelliere.23" table:display="true" table:show-details="true"/>
                <table:data-pilot-member table:name="http://example.org/cluster/node1123469919-node1123469924-rastrelliere.0-rastrelliere.1" table:display="true" table:show-details="true"/>
                <table:data-pilot-member table:name="http://example.org/cluster/node1300215314-rastrelliere.10" table:display="true" table:show-details="true"/>
                <table:data-pilot-member table:name="http://example.org/cluster/node560584081-rastrelliere.15" table:display="true" table:show-details="true"/>
                <table:data-pilot-member table:name="http://example.org/cluster/node880590952-rastrelliere.24" table:display="true" table:show-details="true"/>
                <table:data-pilot-member table:name="http://example.org/cluster/node889555501-rastrelliere.31" table:display="true" table:show-details="true"/>
                <table:data-pilot-member table:name="http://example.org/cluster/node948758405-rastrelliere.5" table:display="true" table:show-details="true"/>
                <table:data-pilot-member table:name="http://example.org/cluster/rastrelliere.28-way80767213" table:display="true" table:show-details="true"/>
                <table:data-pilot-member table:name="http://example.org/cluster/rastrelliere.29-way8076728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abel" table:orientation="data" table:used-hierarchy="0" table:function="count">
            <table:data-pilot-level table:show-empty="false" calcext:repeat-item-labels="false">
              <table:data-pilot-members>
                <table:data-pilot-member table:name="largo Carducci  n.posti  8  -  monofacciale" table:display="true" table:show-details="true"/>
                <table:data-pilot-member table:name="passaggio Peterlongo  n.posti  10  -  monofacciale" table:display="true" table:show-details="true"/>
                <table:data-pilot-member table:name="passaggio Peterlongo  n.posti  8  -  monofacciale" table:display="true" table:show-details="true"/>
                <table:data-pilot-member table:name="piazza C. Battisti  n.posti  8  -  monofacciale" table:display="true" table:show-details="true"/>
                <table:data-pilot-member table:name="piazza del Duomo  n.posti  20  -  monofacciale" table:display="true" table:show-details="true"/>
                <table:data-pilot-member table:name="piazza della Portella  n.posti  12  -  monofacciale" table:display="true" table:show-details="true"/>
                <table:data-pilot-member table:name="piazza Garzetti  n.posti  13  -  monofacciale" table:display="true" table:show-details="true"/>
                <table:data-pilot-member table:name="piazza Garzetti  n.posti  8  -  monofacciale" table:display="true" table:show-details="true"/>
                <table:data-pilot-member table:name="piazza Lodron  n.posti  10  -  monofacciale" table:display="true" table:show-details="true"/>
                <table:data-pilot-member table:name="piazza Lodron  n.posti  8  -  monofacciale" table:display="true" table:show-details="true"/>
                <table:data-pilot-member table:name="piazza S. Maria Maggiore  n.posti  24  -  bifacciale" table:display="true" table:show-details="true"/>
                <table:data-pilot-member table:name="piazza Verzeri  n.posti  8  -  monofacciale" table:display="true" table:show-details="true"/>
                <table:data-pilot-member table:name="via Al Torrione  n.posti  12  -  monofacciale" table:display="true" table:show-details="true"/>
                <table:data-pilot-member table:name="via Al Torrione  n.posti  15  -  monofacciale" table:display="true" table:show-details="true"/>
                <table:data-pilot-member table:name="via Al Torrione  n.posti  28  -  monofacciale" table:display="true" table:show-details="true"/>
                <table:data-pilot-member table:name="via Calepina  n.posti  56  -  monofacciale" table:display="true" table:show-details="true"/>
                <table:data-pilot-member table:name="via della Mostra  n.posti  4  -  monofacciale" table:display="true" table:show-details="true"/>
                <table:data-pilot-member table:name="via della Mostra  n.posti  8  -  monofacciale" table:display="true" table:show-details="true"/>
                <table:data-pilot-member table:name="via Don Rizzi  n.posti  8  -  monofacciale" table:display="true" table:show-details="true"/>
                <table:data-pilot-member table:name="via Galilei  n.posti  16  -  monofacciale" table:display="true" table:show-details="true"/>
                <table:data-pilot-member table:name="via II Androna Borgonuovo  n.posti  9  -  monofacciale" table:display="true" table:show-details="true"/>
                <table:data-pilot-member table:name="via Manci  n.posti  12  -  monofacciale" table:display="true" table:show-details="true"/>
                <table:data-pilot-member table:name="via Manci  n.posti  32  -  monofacciale" table:display="true" table:show-details="true"/>
                <table:data-pilot-member table:name="via Oss Mazzurana  n.posti  12  -  monofacciale" table:display="true" table:show-details="true"/>
                <table:data-pilot-member table:name="via Oss Mazzurana  n.posti  9  -  monofacciale" table:display="true" table:show-details="true"/>
                <table:data-pilot-member table:name="via Roggia Grande  n.posti  10  -  monofacciale" table:display="true" table:show-details="true"/>
                <table:data-pilot-member table:name="via Roma  n.posti  32  -  monofacciale" table:display="true" table:show-details="true"/>
                <table:data-pilot-member table:name="via S. Marco  n.posti  12  -  monofacciale" table:display="true" table:show-details="true"/>
                <table:data-pilot-member table:name="via S. Marco  n.posti  4  -  monofacciale" table:display="true" table:show-details="true"/>
                <table:data-pilot-member table:name="via S. Maria Maddalena  n.posti  12  -  monofacciale" table:display="true" table:show-details="true"/>
                <table:data-pilot-member table:name="via S. Maria Maddalena  n.posti  4  -  monofacciale" table:display="true" table:show-details="true"/>
                <table:data-pilot-member table:name="via S. Pietro  n.posti  4  -  monofacciale" table:display="true" table:show-details="true"/>
                <table:data-pilot-member table:name="via Verdi  n.posti  36  -  monofacciale" table:display="true" table:show-details="true"/>
                <table:data-pilot-member table:name="via Verdi  n.posti  52  -  monofacciale" table:display="true" table:show-details="true"/>
                <table:data-pilot-member table:name="vicolo Colico  n.posti  8  -  monofaccial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ve" table:orientation="data" table:used-hierarchy="0" table:function="count">
            <table:data-pilot-level table:show-empty="false" calcext:repeat-item-labels="false">
              <table:data-pilot-members>
                <table:data-pilot-member table:name="osm" table:display="true" table:show-details="true"/>
                <table:data-pilot-member table:name="qrowd" table:display="true" table:show-details="true"/>
                <table:data-pilot-member table:name="trent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reetName" table:orientation="data" table:used-hierarchy="0" table:function="count">
            <table:data-pilot-level table:show-empty="false" calcext:repeat-item-labels="false">
              <table:data-pilot-members>
                <table:data-pilot-member table:name="largo Carducci" table:display="true" table:show-details="true"/>
                <table:data-pilot-member table:name="passaggio Peterlongo" table:display="true" table:show-details="true"/>
                <table:data-pilot-member table:name="piazza C. Battisti" table:display="true" table:show-details="true"/>
                <table:data-pilot-member table:name="piazza del Duomo" table:display="true" table:show-details="true"/>
                <table:data-pilot-member table:name="piazza della Portella" table:display="true" table:show-details="true"/>
                <table:data-pilot-member table:name="piazza Garzetti" table:display="true" table:show-details="true"/>
                <table:data-pilot-member table:name="piazza Lodron" table:display="true" table:show-details="true"/>
                <table:data-pilot-member table:name="piazza S. Maria Maggiore" table:display="true" table:show-details="true"/>
                <table:data-pilot-member table:name="piazza Verzeri" table:display="true" table:show-details="true"/>
                <table:data-pilot-member table:name="via Al Torrione" table:display="true" table:show-details="true"/>
                <table:data-pilot-member table:name="via Calepina" table:display="true" table:show-details="true"/>
                <table:data-pilot-member table:name="via della Mostra" table:display="true" table:show-details="true"/>
                <table:data-pilot-member table:name="via Don Rizzi" table:display="true" table:show-details="true"/>
                <table:data-pilot-member table:name="via Galilei" table:display="true" table:show-details="true"/>
                <table:data-pilot-member table:name="via II Androna Borgonuovo" table:display="true" table:show-details="true"/>
                <table:data-pilot-member table:name="via Manci" table:display="true" table:show-details="true"/>
                <table:data-pilot-member table:name="via Oss Mazzurana" table:display="true" table:show-details="true"/>
                <table:data-pilot-member table:name="via Roggia Grande" table:display="true" table:show-details="true"/>
                <table:data-pilot-member table:name="via Roma" table:display="true" table:show-details="true"/>
                <table:data-pilot-member table:name="via S. Marco" table:display="true" table:show-details="true"/>
                <table:data-pilot-member table:name="via S. Maria Maddalena" table:display="true" table:show-details="true"/>
                <table:data-pilot-member table:name="via S. Pietro" table:display="true" table:show-details="true"/>
                <table:data-pilot-member table:name="via Verdi" table:display="true" table:show-details="true"/>
                <table:data-pilot-member table:name="vicolo Colico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ea" table:orientation="data" table:used-hierarchy="0" table:function="count">
            <table:data-pilot-level table:show-empty="false" calcext:repeat-item-labels="false">
              <table:data-pilot-members>
                <table:data-pilot-member table:name="ZTL" table:display="true" table:show-details="true"/>
                <table:data-pilot-member table:name="ZTLL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king" table:orientation="data" table:used-hierarchy="0" table:function="count">
            <table:data-pilot-level table:show-empty="false" calcext:repeat-item-labels="false">
              <table:data-pilot-members>
                <table:data-pilot-member table:name="surfac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data" table:used-hierarchy="0" table:function="count">
            <table:data-pilot-level table:show-empty="false" calcext:repeat-item-labels="false">
              <table:data-pilot-members>
                <table:data-pilot-member table:name="bifacciale" table:display="true" table:show-details="true"/>
                <table:data-pilot-member table:name="monofacciale" table:display="true" table:show-details="true"/>
                <table:data-pilot-member table:name="wall_loop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Data_2'.A1:'Pivot Table_Data_2'.AJ6" table:buttons="'Pivot Table_Data_2'.A2 'Pivot Table_Data_2'.B1" table:show-filter-button="false" table:drill-down-on-double-click="false">
          <table:source-cell-range table:cell-range-address="Data.A1:Data.O16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luster" table:orientation="column" table:used-hierarchy="0" table:function="auto">
            <table:data-pilot-level table:show-empty="false" calcext:repeat-item-labels="false">
              <table:data-pilot-members>
                <table:data-pilot-member table:name="http://example.org/cluster/bikerack0-node1313709030-rastrelliere.3" table:display="true" table:show-details="true"/>
                <table:data-pilot-member table:name="http://example.org/cluster/bikerack11-node889555365-rastrelliere.32" table:display="true" table:show-details="true"/>
                <table:data-pilot-member table:name="http://example.org/cluster/bikerack12-node927359418-rastrelliere.19" table:display="true" table:show-details="true"/>
                <table:data-pilot-member table:name="http://example.org/cluster/bikerack14-node885670019-rastrelliere.20" table:display="true" table:show-details="true"/>
                <table:data-pilot-member table:name="http://example.org/cluster/bikerack15-node959911107-rastrelliere.36" table:display="true" table:show-details="true"/>
                <table:data-pilot-member table:name="http://example.org/cluster/bikerack16-node1474641648-rastrelliere.37" table:display="true" table:show-details="true"/>
                <table:data-pilot-member table:name="http://example.org/cluster/bikerack17-rastrelliere.38" table:display="true" table:show-details="true"/>
                <table:data-pilot-member table:name="http://example.org/cluster/bikerack18-node1366801180-node885670069-rastrelliere.13-rastrelliere.14" table:display="true" table:show-details="true"/>
                <table:data-pilot-member table:name="http://example.org/cluster/bikerack20-node1307179778-node1307180338-rastrelliere.6-rastrelliere.7" table:display="true" table:show-details="true"/>
                <table:data-pilot-member table:name="http://example.org/cluster/bikerack21-node2074585048" table:display="true" table:show-details="true"/>
                <table:data-pilot-member table:name="http://example.org/cluster/bikerack22-node885670132" table:display="true" table:show-details="true"/>
                <table:data-pilot-member table:name="http://example.org/cluster/bikerack23-node890486688-rastrelliere.35" table:display="true" table:show-details="true"/>
                <table:data-pilot-member table:name="http://example.org/cluster/bikerack24-node1331468407-rastrelliere.33-rastrelliere.34" table:display="true" table:show-details="true"/>
                <table:data-pilot-member table:name="http://example.org/cluster/bikerack25-node1073482343-rastrelliere.21" table:display="true" table:show-details="true"/>
                <table:data-pilot-member table:name="http://example.org/cluster/bikerack26-node969087731-rastrelliere.16" table:display="true" table:show-details="true"/>
                <table:data-pilot-member table:name="http://example.org/cluster/bikerack28-node885670110-rastrelliere.11" table:display="true" table:show-details="true"/>
                <table:data-pilot-member table:name="http://example.org/cluster/bikerack29-node1369533465-rastrelliere.22" table:display="true" table:show-details="true"/>
                <table:data-pilot-member table:name="http://example.org/cluster/bikerack32-node1312440679" table:display="true" table:show-details="true"/>
                <table:data-pilot-member table:name="http://example.org/cluster/bikerack33-node1214597766-node557197356-rastrelliere.25" table:display="true" table:show-details="true"/>
                <table:data-pilot-member table:name="http://example.org/cluster/bikerack38-node1202027599-rastrelliere.2" table:display="true" table:show-details="true"/>
                <table:data-pilot-member table:name="http://example.org/cluster/bikerack39-rastrelliere.8" table:display="true" table:show-details="true"/>
                <table:data-pilot-member table:name="http://example.org/cluster/bikerack4-node1962487950-node1962487951" table:display="true" table:show-details="true"/>
                <table:data-pilot-member table:name="http://example.org/cluster/bikerack5-node1461587546-rastrelliere.30" table:display="true" table:show-details="true"/>
                <table:data-pilot-member table:name="http://example.org/cluster/bikerack6-bikerack7-node1313709021-node880591119-rastrelliere.17-rastrelliere.18" table:display="true" table:show-details="true"/>
                <table:data-pilot-member table:name="http://example.org/cluster/bikerack8-node990462102-rastrelliere.23" table:display="true" table:show-details="true"/>
                <table:data-pilot-member table:name="http://example.org/cluster/node1123469919-node1123469924-rastrelliere.0-rastrelliere.1" table:display="true" table:show-details="true"/>
                <table:data-pilot-member table:name="http://example.org/cluster/node1300215314-rastrelliere.10" table:display="true" table:show-details="true"/>
                <table:data-pilot-member table:name="http://example.org/cluster/node560584081-rastrelliere.15" table:display="true" table:show-details="true"/>
                <table:data-pilot-member table:name="http://example.org/cluster/node880590952-rastrelliere.24" table:display="true" table:show-details="true"/>
                <table:data-pilot-member table:name="http://example.org/cluster/node889555501-rastrelliere.31" table:display="true" table:show-details="true"/>
                <table:data-pilot-member table:name="http://example.org/cluster/node948758405-rastrelliere.5" table:display="true" table:show-details="true"/>
                <table:data-pilot-member table:name="http://example.org/cluster/rastrelliere.28-way80767213" table:display="true" table:show-details="true"/>
                <table:data-pilot-member table:name="http://example.org/cluster/rastrelliere.29-way8076728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ve" table:orientation="row" table:used-hierarchy="0" table:function="auto">
            <table:data-pilot-level table:show-empty="false" calcext:repeat-item-labels="false">
              <table:data-pilot-members>
                <table:data-pilot-member table:name="osm" table:display="true" table:show-details="true"/>
                <table:data-pilot-member table:name="qrowd" table:display="true" table:show-details="true"/>
                <table:data-pilot-member table:name="trent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pacity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4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6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52" table:display="true" table:show-details="true"/>
                <table:data-pilot-member table:name="5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18:42:11.371120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8:40:28.801852580</meta:creation-date>
    <dc:date>2019-05-06T21:13:27.534316116</dc:date>
    <meta:editing-duration>PT2H39S</meta:editing-duration>
    <meta:editing-cycles>3</meta:editing-cycles>
    <meta:generator>LibreOffice/6.1.5.2$Linux_X86_64 LibreOffice_project/10$Build-2</meta:generator>
    <meta:document-statistic meta:table-count="3" meta:cell-count="1193" meta:object-count="0"/>
  </office:meta>
</office:document-meta>
</file>